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600000188A6FB6804.gif"/>
  <manifest:file-entry manifest:media-type="image/jpeg" manifest:full-path="Pictures/100000000000023C000001C238FB5FDD.jpg"/>
  <manifest:file-entry manifest:media-type="" manifest:full-path="Pictures/2000000700003CAC0000313363675DAE.svm"/>
  <manifest:file-entry manifest:media-type="image/gif" manifest:full-path="Pictures/1000000000000212000001C3CC72188B.g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 svg:font-family="Arial"/>
    <style:font-face style:name="OpenSymbol" svg:font-family="OpenSymbol"/>
    <style:font-face style:name="Tahoma2" svg:font-family="Tahoma"/>
    <style:font-face style:name="Arial3" svg:font-family="Arial" style:font-family-generic="roman"/>
    <style:font-face style:name="ArialMT" svg:font-family="ArialMT" style:font-family-generic="swiss"/>
    <style:font-face style:name="Courier New" svg:font-family="'Courier New'" style:font-family-generic="modern" style:font-pitch="fixed"/>
    <style:font-face style:name="Arial2"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3.24cm" style:rel-column-width="12492*"/>
    </style:style>
    <style:style style:name="Tabelle1.B" style:family="table-column">
      <style:table-column-properties style:column-width="13.758cm" style:rel-column-width="53043*"/>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3.895cm" style:rel-column-width="15015*"/>
    </style:style>
    <style:style style:name="Table1.B" style:family="table-column">
      <style:table-column-properties style:column-width="13.104cm" style:rel-column-width="5052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1pt" fo:font-style="italic" fo:font-weight="bold" style:font-size-asian="11pt" style:font-style-asian="italic" style:font-weight-asian="bold" style:font-size-complex="11pt" style:font-style-complex="italic"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text-properties fo:color="#000000" style:text-outline="false" style:text-line-through-style="none" style:font-name="Arial2" fo:font-size="11pt" fo:font-style="normal" fo:text-shadow="none" style:text-underline-style="none" fo:font-weight="bold" style:letter-kerning="true" style:font-name-asian="Arial2" style:font-size-asian="11pt" style:font-style-asian="normal" style:font-weight-asian="bold" style:font-name-complex="Arial2" style:font-size-complex="11pt" style:font-style-complex="normal" style:font-weight-complex="bold" style:text-emphasize="none"/>
    </style:style>
    <style:style style:name="P5" style:family="paragraph" style:parent-style-name="Standard">
      <style:paragraph-properties fo:text-align="start" style:justify-single-word="false"/>
    </style:style>
    <style:style style:name="P6" style:family="paragraph" style:parent-style-name="Text_20_body">
      <style:paragraph-properties fo:text-align="start" style:justify-single-word="false"/>
      <style:text-properties style:font-name="Arial1" fo:font-size="14pt" style:font-size-asian="14pt" style:font-size-complex="14pt"/>
    </style:style>
    <style:style style:name="P7"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style:font-size-asian="14pt" style:font-size-complex="14pt"/>
    </style:style>
    <style:style style:name="P8"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fo:font-weight="normal" style:font-size-asian="14pt" style:font-weight-asian="normal" style:font-size-complex="14pt" style:font-weight-complex="normal"/>
    </style:style>
    <style:style style:name="P9" style:family="paragraph" style:parent-style-name="Text_20_body">
      <style:paragraph-properties fo:text-align="start" style:justify-single-word="false">
        <style:tab-stops>
          <style:tab-stop style:position="0.026cm"/>
        </style:tab-stops>
      </style:paragraph-properties>
      <style:text-properties style:font-name="Arial1" fo:font-size="14pt" fo:font-weight="normal" style:font-size-asian="14pt" style:font-weight-asian="normal" style:font-size-complex="14pt" style:font-weight-complex="normal"/>
    </style:style>
    <style:style style:name="P10" style:family="paragraph" style:parent-style-name="Text_20_body">
      <style:text-properties fo:language="de" fo:country="DE"/>
    </style:style>
    <style:style style:name="P11" style:family="paragraph" style:parent-style-name="Text_20_body">
      <style:paragraph-properties fo:margin-top="0cm" fo:margin-bottom="0cm"/>
    </style:style>
    <style:style style:name="P12" style:family="paragraph" style:parent-style-name="Text_20_body">
      <style:paragraph-properties fo:margin-top="0cm" fo:margin-bottom="0cm" fo:text-align="start" style:justify-single-word="false">
        <style:tab-stops>
          <style:tab-stop style:position="3.942cm"/>
          <style:tab-stop style:position="7.911cm"/>
        </style:tab-stops>
      </style:paragraph-properties>
      <style:text-properties fo:font-size="11pt" style:font-size-asian="11pt" style:font-size-complex="11pt"/>
    </style:style>
    <style:style style:name="P13" style:family="paragraph" style:parent-style-name="Text_20_body">
      <style:paragraph-properties fo:margin-top="0cm" fo:margin-bottom="0cm" fo:text-align="start" style:justify-single-word="false">
        <style:tab-stops>
          <style:tab-stop style:position="3.942cm"/>
          <style:tab-stop style:position="7.911cm"/>
        </style:tab-stops>
      </style:paragraph-properties>
      <style:text-properties style:font-name="Arial1" fo:font-size="11pt" fo:font-weight="bold" style:font-size-asian="11pt" style:font-weight-asian="bold" style:font-size-complex="11pt" style:font-weight-complex="bold"/>
    </style:style>
    <style:style style:name="P14" style:family="paragraph" style:parent-style-name="Text_20_body">
      <style:paragraph-properties fo:margin-top="0cm" fo:margin-bottom="0cm" fo:text-align="start" style:justify-single-word="false">
        <style:tab-stops>
          <style:tab-stop style:position="1.429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15" style:family="paragraph" style:parent-style-name="Text_20_body">
      <style:paragraph-properties fo:margin-top="0cm" fo:margin-bottom="0cm" fo:text-align="start" style:justify-single-word="false">
        <style:tab-stops>
          <style:tab-stop style:position="1.376cm"/>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16"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17"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style>
    <style:style style:name="P18" style:family="paragraph" style:parent-style-name="Standard">
      <style:paragraph-properties fo:break-before="page"/>
    </style:style>
    <style:style style:name="P19" style:family="paragraph" style:parent-style-name="Textkörper_20_-_20_Fett">
      <style:text-properties fo:font-weight="bold" style:font-weight-asian="bold" style:font-weight-complex="bold"/>
    </style:style>
    <style:style style:name="P20" style:family="paragraph" style:parent-style-name="Contents_20_1">
      <style:paragraph-properties>
        <style:tab-stops>
          <style:tab-stop style:position="0cm"/>
          <style:tab-stop style:position="18.498cm" style:type="right" style:leader-style="dotted" style:leader-text="."/>
        </style:tab-stops>
      </style:paragraph-properties>
    </style:style>
    <style:style style:name="P21" style:family="paragraph" style:parent-style-name="Contents_20_Heading">
      <style:paragraph-properties fo:break-before="page"/>
    </style:style>
    <style:style style:name="P22" style:family="paragraph" style:parent-style-name="Heading_20_4">
      <style:text-properties fo:font-weight="bold" style:font-weight-asian="bold" style:font-weight-complex="bold"/>
    </style:style>
    <style:style style:name="P23" style:family="paragraph" style:parent-style-name="Contents_20_4">
      <style:paragraph-properties>
        <style:tab-stops>
          <style:tab-stop style:position="0cm"/>
          <style:tab-stop style:position="18.498cm" style:type="right" style:leader-style="dotted" style:leader-text="."/>
        </style:tab-stops>
      </style:paragraph-properties>
    </style:style>
    <style:style style:name="P24" style:family="paragraph" style:parent-style-name="Contents_20_3">
      <style:paragraph-properties>
        <style:tab-stops>
          <style:tab-stop style:position="0cm"/>
          <style:tab-stop style:position="18.498cm" style:type="right" style:leader-style="dotted" style:leader-text="."/>
        </style:tab-stops>
      </style:paragraph-properties>
    </style:style>
    <style:style style:name="P25" style:family="paragraph" style:parent-style-name="Contents_20_2">
      <style:paragraph-properties>
        <style:tab-stops>
          <style:tab-stop style:position="0cm"/>
          <style:tab-stop style:position="18.498cm" style:type="right" style:leader-style="dotted" style:leader-text="."/>
        </style:tab-stops>
      </style:paragraph-properties>
    </style:style>
    <style:style style:name="P26" style:family="paragraph" style:parent-style-name="Standard" style:list-style-name="L3"/>
    <style:style style:name="P27" style:family="paragraph" style:parent-style-name="Standard" style:list-style-name="L4"/>
    <style:style style:name="P28" style:family="paragraph" style:parent-style-name="Standard" style:list-style-name="L5"/>
    <style:style style:name="P29" style:family="paragraph" style:parent-style-name="Standard" style:list-style-name="L6"/>
    <style:style style:name="P30" style:family="paragraph" style:parent-style-name="Standard" style:list-style-name="L7"/>
    <style:style style:name="P31" style:family="paragraph" style:parent-style-name="Standard" style:list-style-name="L8"/>
    <style:style style:name="P32" style:family="paragraph" style:parent-style-name="Standard" style:list-style-name="L9"/>
    <style:style style:name="P33" style:family="paragraph" style:parent-style-name="Standard" style:list-style-name="L10">
      <style:text-properties fo:font-weight="bold" style:font-weight-asian="bold" style:font-weight-complex="bold"/>
    </style:style>
    <style:style style:name="P34" style:family="paragraph" style:parent-style-name="Standard" style:list-style-name="L11"/>
    <style:style style:name="P35" style:family="paragraph" style:parent-style-name="Standard" style:list-style-name="L12"/>
    <style:style style:name="P36" style:family="paragraph" style:parent-style-name="Text_20_body" style:list-style-name="L13"/>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fo:font-weight="bold" style:font-weight-asian="bold" style:font-weight-complex="bold"/>
    </style:style>
    <style:style style:name="P39" style:family="paragraph" style:parent-style-name="Text_20_body" style:list-style-name="L14"/>
    <style:style style:name="P40" style:family="paragraph" style:parent-style-name="Text_20_body" style:list-style-name="L1">
      <style:paragraph-properties fo:margin-top="0cm" fo:margin-bottom="0cm" fo:text-align="start" style:justify-single-word="false">
        <style:tab-stops>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41" style:family="paragraph" style:parent-style-name="Text_20_body" style:list-style-name="L1">
      <style:paragraph-properties fo:margin-top="0cm" fo:margin-bottom="0cm" fo:text-align="start" style:justify-single-word="false">
        <style:tab-stops>
          <style:tab-stop style:position="1.455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42" style:family="paragraph" style:parent-style-name="Text_20_body" style:list-style-name="L2">
      <style:paragraph-properties fo:margin-top="0cm" fo:margin-bottom="0cm" fo:text-align="start" style:justify-single-word="false">
        <style:tab-stops>
          <style:tab-stop style:position="1.455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43" style:family="paragraph" style:parent-style-name="Text_20_body" style:list-style-name="L1">
      <style:paragraph-properties fo:margin-top="0cm" fo:margin-bottom="0cm" fo:text-align="start" style:justify-single-word="false">
        <style:tab-stops>
          <style:tab-stop style:position="1.508cm"/>
        </style:tab-stops>
      </style:paragraph-properties>
      <style:text-properties style:font-name="Arial1" fo:font-size="11pt" fo:font-weight="normal" style:font-size-asian="11pt" style:font-weight-asian="normal" style:font-size-complex="11pt" style:font-weight-complex="normal"/>
    </style:style>
    <style:style style:name="P44" style:family="paragraph" style:parent-style-name="Text_20_body" style:list-style-name="L1">
      <style:paragraph-properties fo:margin-top="0cm" fo:margin-bottom="0cm" fo:text-align="start" style:justify-single-word="false">
        <style:tab-stops>
          <style:tab-stop style:position="1.429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45" style:family="paragraph" style:parent-style-name="Text_20_body" style:list-style-name="L1">
      <style:paragraph-properties fo:margin-top="0cm" fo:margin-bottom="0cm" fo:text-align="start" style:justify-single-word="false">
        <style:tab-stops>
          <style:tab-stop style:position="1.376cm"/>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46" style:family="paragraph" style:parent-style-name="Text_20_body" style:list-style-name="L1">
      <style:paragraph-properties fo:margin-top="0cm" fo:margin-bottom="0cm" fo:text-align="start" style:justify-single-word="false">
        <style:tab-stops>
          <style:tab-stop style:position="0.026cm"/>
        </style:tab-stops>
      </style:paragraph-properties>
      <style:text-properties style:font-name="Arial1" fo:font-size="11pt" fo:font-weight="normal" style:font-size-asian="11pt" style:font-weight-asian="normal" style:font-size-complex="11pt" style:font-weight-complex="normal"/>
    </style:style>
    <style:style style:name="P47" style:family="paragraph">
      <style:paragraph-properties fo:margin-left="0cm" fo:margin-right="0cm" fo:margin-top="0cm" fo:margin-bottom="0cm" fo:line-height="100%" fo:text-align="center" fo:text-indent="0cm"/>
    </style:style>
    <style:style style:name="P4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ize="11pt" style:font-size-asian="11pt" style:font-size-complex="11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Arial1"/>
    </style:style>
    <style:style style:name="T5" style:family="text">
      <style:text-properties style:font-name="Arial1" fo:language="de" fo:country="DE" fo:font-weight="normal" style:font-name-asian="Courier New" style:font-weight-asian="normal" style:font-name-complex="Courier New" style:font-weight-complex="normal"/>
    </style:style>
    <style:style style:name="T6" style:family="text">
      <style:text-properties style:font-name="Arial1" style:font-name-asian="Courier New" style:font-name-complex="Courier New"/>
    </style:style>
    <style:style style:name="T7" style:family="text">
      <style:text-properties style:font-name="ArialMT" fo:font-size="11pt" style:font-name-asian="ArialMT" style:font-size-asian="11pt" style:font-name-complex="ArialMT" style:font-size-complex="11pt"/>
    </style:style>
    <style:style style:name="T8" style:family="text">
      <style:text-properties fo:color="#000000" style:text-outline="false" style:text-line-through-style="none" style:font-name="Arial2" fo:font-size="11pt" fo:font-style="normal" fo:text-shadow="none" style:text-underline-style="none" fo:font-weight="bold" style:letter-kerning="true" style:font-name-asian="Arial2" style:font-size-asian="11pt" style:font-style-asian="normal" style:font-weight-asian="bold" style:font-name-complex="Arial2" style:font-size-complex="11pt" style:font-style-complex="normal" style:font-weight-complex="bold" style:text-emphasize="none"/>
    </style:style>
    <style:style style:name="T9" style:family="text">
      <style:text-properties style:use-window-font-color="true" style:text-outline="false" style:text-line-through-style="none" style:font-name="Arial2"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A6FB6804.gif" xlink:type="simple" xlink:show="embed" xlink:actuate="onLoad"/>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Endbericht</text:p>
      <text:p text:style-name="P6"/>
      <text:p text:style-name="P6"/>
      <text:p text:style-name="P6"/>
      <text:p text:style-name="P7"><text:span text:style-name="T2"><text:tab/></text:span><text:span text:style-name="T3">erstellt von<text:tab/>Daniel Böhm</text:span></text:p>
      <text:p text:style-name="P8"><text:tab/><text:tab/>Frederick Geist</text:p>
      <text:p text:style-name="P8"><text:tab/><text:tab/>Andrey Behrens</text:p>
      <text:p text:style-name="P8"><text:tab/><text:tab/>Timm Vollmer</text:p>
      <text:p text:style-name="P8"><text:tab/>Abgabe<text:tab/>01.08.2009</text:p>
      <text:p text:style-name="P8"/>
      <text:p text:style-name="P8"><text:tab/>Auftraggeber<text:tab/>Rent-A-Jet</text:p>
      <text:p text:style-name="P8"><text:tab/>Prüfer<text:tab/>Prof. Dr. Dr. H. Neunteufel</text:p>
      <text:p text:style-name="P8"><text:tab/><text:tab/>Hochschule Wismar</text:p>
      <text:p text:style-name="P8"><text:tab/><text:tab/>Fachbereich Wirtschaft</text:p>
      <text:p text:style-name="P18">Inhalt</text:p>
      <text:p text:style-name="P13"/>
      <text:list xml:id="list30546562" text:style-name="L1">
        <text:list-item>
          <text:p text:style-name="P40">Einleitung [ Daniel Böhm]</text:p>
          <text:list>
            <text:list-item>
              <text:p text:style-name="P41">Ausgangssituation</text:p>
            </text:list-item>
            <text:list-item>
              <text:p text:style-name="P41">Aufgabenstellung</text:p>
            </text:list-item>
            <text:list-item>
              <text:p text:style-name="P41">Einsatzgebiet</text:p>
            </text:list-item>
            <text:list-item>
              <text:p text:style-name="P41">Technische Ausgangssituation</text:p>
              <text:p text:style-name="P41"/>
            </text:list-item>
          </text:list>
        </text:list-item>
        <text:list-item>
          <text:p text:style-name="P40">Theoretische Grundlagen [Fred]</text:p>
          <text:list>
            <text:list-item>
              <text:p text:style-name="P41">Softwareapplikationen</text:p>
              <text:list>
                <text:list-item>
                  <text:p text:style-name="P41">Einsatzgebiete</text:p>
                </text:list-item>
                <text:list-item>
                  <text:p text:style-name="P41">Systemvoraussetzungen</text:p>
                </text:list-item>
              </text:list>
            </text:list-item>
          </text:list>
        </text:list-item>
      </text:list>
      <text:list xml:id="list30523592" text:style-name="L2">
        <text:list-item>
          <text:list>
            <text:list-item>
              <text:p text:style-name="P42">Datenbank MySQL</text:p>
            </text:list-item>
            <text:list-item>
              <text:p text:style-name="P42">Programmiersprache CakePHP</text:p>
              <text:p text:style-name="P42"/>
            </text:list-item>
          </text:list>
        </text:list-item>
      </text:list>
      <text:list xml:id="list32553498" text:continue-list="list30546562" text:style-name="L1">
        <text:list-item>
          <text:p text:style-name="P40">Softwareentwicklung [Andrey/Fred]</text:p>
          <text:list>
            <text:list-item>
              <text:p text:style-name="P43">Vorgehensmodell in der Entwicklung</text:p>
            </text:list-item>
            <text:list-item>
              <text:p text:style-name="P43">Modellierung des Softwaresystems (UML)</text:p>
            </text:list-item>
            <text:list-item>
              <text:p text:style-name="P43">IT-Konzept (Activity Diagramme)</text:p>
            </text:list-item>
            <text:list-item>
              <text:p text:style-name="P43">Softwarearchitektur </text:p>
              <text:p text:style-name="P43"/>
            </text:list-item>
          </text:list>
        </text:list-item>
        <text:list-item>
          <text:p text:style-name="P40">Qualitätsmanagement [ Timm Vollmer]</text:p>
          <text:list>
            <text:list-item>
              <text:p text:style-name="P44">Definition</text:p>
            </text:list-item>
            <text:list-item>
              <text:p text:style-name="P44">Bedeutung </text:p>
            </text:list-item>
            <text:list-item>
              <text:p text:style-name="P44">Zielsetzungen</text:p>
            </text:list-item>
          </text:list>
        </text:list-item>
      </text:list>
      <text:p text:style-name="P14"/>
      <text:list xml:id="list32576134" text:continue-numbering="true" text:style-name="L1">
        <text:list-item>
          <text:p text:style-name="P40">Testing [ Daniel Böhm]</text:p>
          <text:list>
            <text:list-item>
              <text:p text:style-name="P41">Vorgehensweise </text:p>
            </text:list-item>
            <text:list-item>
              <text:p text:style-name="P41">Hilfsinstrumentarien</text:p>
            </text:list-item>
            <text:list-item>
              <text:p text:style-name="P41">Erzielten Resultate und Dokumentation</text:p>
            </text:list-item>
          </text:list>
        </text:list-item>
      </text:list>
      <text:p text:style-name="P12"/>
      <text:list xml:id="list32556247" text:continue-numbering="true" text:style-name="L1">
        <text:list-header>
          <text:p text:style-name="P40"/>
          <text:p text:style-name="P40"/>
        </text:list-header>
        <text:list-item>
          <text:p text:style-name="P40">Verbesserungspotentiale [Andrey]</text:p>
          <text:list>
            <text:list-item>
              <text:p text:style-name="P45">Kurzfristige Ziele</text:p>
            </text:list-item>
            <text:list-item>
              <text:p text:style-name="P45">Mittel- und langfristige Ziele</text:p>
            </text:list-item>
            <text:list-item>
              <text:p text:style-name="P45">Individualisierung und Erweiterbarkeit</text:p>
            </text:list-item>
            <text:list-item>
              <text:p text:style-name="P45">Fazit</text:p>
            </text:list-item>
          </text:list>
        </text:list-item>
      </text:list>
      <text:p text:style-name="P15"/>
      <text:list xml:id="list32557907" text:continue-numbering="true" text:style-name="L1">
        <text:list-item>
          <text:p text:style-name="P40">Zusammenfassung [Daniel <text:s/>Böhm]</text:p>
          <text:list>
            <text:list-header>
              <text:p text:style-name="P41"/>
            </text:list-header>
          </text:list>
        </text:list-item>
        <text:list-item>
          <text:p text:style-name="P46">Anhang</text:p>
          <text:list>
            <text:list-item>
              <text:p text:style-name="P46">Abkürzungsverzeichnis [Daniel ]</text:p>
            </text:list-item>
            <text:list-item>
              <text:p text:style-name="P46">Abbildungsverzeichnis [Daniel]</text:p>
            </text:list-item>
            <text:list-item>
              <text:p text:style-name="P46">Quellenverzeichnis [ Daniel]</text:p>
            </text:list-item>
            <text:list-item>
              <text:p text:style-name="P46">Handbuch [Timm]</text:p>
              <text:list>
                <text:list-item>
                  <text:p text:style-name="P46">Installation und Konfiguration [Timm]</text:p>
                </text:list-item>
                <text:list-item>
                  <text:p text:style-name="P46">Bedienung der Software [Timm]</text:p>
                </text:list-item>
              </text:list>
            </text:list-item>
            <text:list-item>
              <text:p text:style-name="P46">Software als Zip</text:p>
            </text:list-item>
            <text:list-item>
              <text:p text:style-name="P46">Bewertung des Projektteams [Fred]</text:p>
            </text:list-item>
          </text:list>
        </text:list-item>
      </text:list>
      <text:p text:style-name="P9"/>
      <text:table-of-content text:style-name="Sect1" text:protected="true" text:name="Inhaltsverzeichnis1">
        <text:table-of-content-source text:outline-level="4" text:relative-tab-stop-position="false">
          <text:index-title-template text:style-name="Contents_20_Heading">Inhaltsverzeichnis</text:index-title-template>
          <text:table-of-content-entry-template text:outline-level="1" text:style-name="Contents_20_1">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text:index-entry-span>
            <text:index-entry-tab-stop style:type="left" style:position="1.3cm" style:leader-char=" "/>
            <text:index-entry-text/>
            <text:index-entry-tab-stop style:type="right" style:leader-char="."/>
            <text:index-entry-page-number/>
          </text:table-of-content-entry-template>
          <text:table-of-content-entry-template text:outline-level="6" text:style-name="Contents_20_6">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7" text:style-name="Contents_20_7">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8" text:style-name="Contents_20_8">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9" text:style-name="Contents_20_9">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10" text:style-name="Contents_20_10">
            <text:index-entry-chapter/>
            <text:index-entry-span>.</text:index-entry-span>
            <text:index-entry-tab-stop style:type="left" style:position="1cm" style:leader-char=" "/>
            <text:index-entry-text/>
            <text:index-entry-tab-stop style:type="right" style:leader-char="."/>
            <text:index-entry-page-number/>
          </text:table-of-content-entry-template>
        </text:table-of-content-source>
        <text:index-body>
          <text:index-title text:style-name="Sect2" text:name="Inhaltsverzeichnis1_Head">
            <text:p text:style-name="P21">Inhaltsverzeichnis</text:p>
          </text:index-title>
          <text:p text:style-name="P20">1.<text:tab/>Einleitung [ Daniel Böhm ]<text:tab/>5</text:p>
          <text:p text:style-name="P25">1.1.<text:tab/>Ausgangssituation<text:tab/>5</text:p>
          <text:p text:style-name="P25">1.2.<text:tab/>Aufgabenstellung<text:tab/>5</text:p>
          <text:p text:style-name="P25">1.3.<text:tab/>Einsatzgebiet<text:tab/>5</text:p>
          <text:p text:style-name="P25">1.4.<text:tab/>Technische Ausgangssituation<text:tab/>6</text:p>
          <text:p text:style-name="P20">2.<text:tab/>Theoretische Grundlagen<text:tab/>7</text:p>
          <text:p text:style-name="P25">2.1.<text:tab/>Vorgehensmodell<text:tab/>7</text:p>
          <text:p text:style-name="P25">2.2.<text:tab/>Aufgabenbereiche <text:tab/>7</text:p>
          <text:p text:style-name="P24">2.2.1.<text:tab/>Projektmanagement<text:tab/>7</text:p>
          <text:p text:style-name="P24">2.2.2.<text:tab/>Analyse und Architektur<text:tab/>7</text:p>
          <text:p text:style-name="P23">2.2.2.1.<text:tab/>Entwicklung<text:tab/>8</text:p>
          <text:p text:style-name="P23">2.2.2.2.<text:tab/>Datenerhebung<text:tab/>8</text:p>
          <text:p text:style-name="P23">2.2.2.3.<text:tab/>Qualitätsmanagement<text:tab/>8</text:p>
          <text:p text:style-name="P23">2.2.2.4.<text:tab/>Dokumentation <text:tab/>8</text:p>
          <text:p text:style-name="P25">2.3.<text:tab/>Softwareapplikation<text:tab/>8</text:p>
          <text:p text:style-name="P25">2.4.<text:tab/>Programmiersprache <text:tab/>9</text:p>
          <text:p text:style-name="P24">2.4.1.<text:tab/>PHP<text:tab/>9</text:p>
          <text:p text:style-name="P24">2.4.2.<text:tab/>Javascript<text:tab/>9</text:p>
          <text:p text:style-name="P24">2.4.3.<text:tab/>AJAX / Web 2.0<text:tab/>10</text:p>
          <text:p text:style-name="P25">2.5.<text:tab/>Datenbanken<text:tab/>10</text:p>
          <text:p text:style-name="P25">2.6.<text:tab/>Frameworks und Librarys<text:tab/>10</text:p>
          <text:p text:style-name="P24">2.6.1.<text:tab/>Das CakePHP Framework<text:tab/>10</text:p>
          <text:p text:style-name="P24">2.6.2.<text:tab/>Jquery Library<text:tab/>12</text:p>
          <text:p text:style-name="P20">3.<text:tab/>Softwareentwicklung<text:tab/>13</text:p>
          <text:p text:style-name="P25">3.1.<text:tab/>Vorgehensmodell<text:tab/>13</text:p>
          <text:p text:style-name="P25">3.2.<text:tab/>Modellierung des Softwaresystems<text:tab/>13</text:p>
          <text:p text:style-name="P25">3.3.<text:tab/>IT-Konzept<text:tab/>13</text:p>
          <text:p text:style-name="P25">3.4.<text:tab/>Softwarearchitektur<text:tab/>13</text:p>
          <text:p text:style-name="P25">3.5.<text:tab/>Benutzeroberfläche <text:tab/>13</text:p>
          <text:p text:style-name="P20">4.<text:tab/>Qualitätsmanagement<text:tab/>15</text:p>
          <text:p text:style-name="P25">4.1.<text:tab/>Begriffe der Qualitätssicherung<text:tab/>15</text:p>
          <text:p text:style-name="P25">4.2.<text:tab/>Administration der Software<text:tab/>15</text:p>
          <text:p text:style-name="P25">4.3.<text:tab/>Test<text:tab/>15</text:p>
          <text:p text:style-name="P24">4.3.1.<text:tab/>Warum wird getestet<text:tab/>15</text:p>
          <text:p text:style-name="P24">4.3.2.<text:tab/>Vorgehensweise beim testen<text:tab/>16</text:p>
          <text:p text:style-name="P24">4.3.3.<text:tab/>Was wird getestet<text:tab/>16</text:p>
          <text:p text:style-name="P24">4.3.4.<text:tab/>Wer testet?<text:tab/>16</text:p>
          <text:p text:style-name="P24">4.3.5.<text:tab/>Wann wird getestet?<text:tab/>16</text:p>
          <text:p text:style-name="P25">4.4.<text:tab/>Standards <text:tab/>17</text:p>
          <text:p text:style-name="P24">4.4.1.<text:tab/>Coding Standards <text:tab/>17</text:p>
          <text:p text:style-name="P24">4.4.2.<text:tab/>Formate <text:tab/>17</text:p>
          <text:p text:style-name="P25">4.5.<text:tab/>Modularisierung<text:tab/>18</text:p>
          <text:p text:style-name="P20">5.<text:tab/>Testing<text:tab/>19</text:p>
          <text:p text:style-name="P25">5.1.<text:tab/>Ziele<text:tab/>19</text:p>
          <text:p text:style-name="P25">5.2.<text:tab/>Planung <text:tab/>19</text:p>
          <text:p text:style-name="P20">6.<text:tab/>Weiterentwicklung<text:tab/>24</text:p>
          <text:p text:style-name="P25">6.1.<text:tab/>Fazit<text:tab/>24</text:p>
          <text:p text:style-name="P25">6.2.<text:tab/>Angebotssoftware<text:tab/>24</text:p>
          <text:p text:style-name="P24">6.2.1.<text:tab/>Vergleich Soll/Ist Zustand<text:tab/>24</text:p>
          <text:p text:style-name="P24">6.2.2.<text:tab/>Hinweise zur Weiterentwicklung<text:tab/>24</text:p>
          <text:p text:style-name="P25">6.3.<text:tab/>Mögliche Weiterentwicklungen<text:tab/>25</text:p>
          <text:p text:style-name="P24">6.3.1.<text:tab/>MDA / MDSD<text:tab/>25</text:p>
          <text:p text:style-name="P24">6.3.2.<text:tab/>Customer Relationship Management (CRM)<text:tab/>25</text:p>
          <text:p text:style-name="P24">6.3.3.<text:tab/>Internationalisierung<text:tab/>25</text:p>
          <text:p text:style-name="P20">7.<text:tab/>Anhang<text:tab/>26</text:p>
          <text:p text:style-name="P25">7.1.<text:tab/>Quellenverzeichnis<text:tab/>26</text:p>
          <text:p text:style-name="P25"><text:soft-page-break/>7.2.<text:tab/>Mit geltende Unterlagen<text:tab/>26</text:p>
          <text:p text:style-name="P25">7.3.<text:tab/>Abkürzungsverzeichnis<text:tab/>26</text:p>
          <text:p text:style-name="P25">7.4.<text:tab/>Quellenverzeichnis<text:tab/>26</text:p>
        </text:index-body>
      </text:table-of-content>
      <text:p text:style-name="Standard"/>
      <text:p text:style-name="Standard"/>
      <text:p text:style-name="Standard"/>
      <text:p text:style-name="Standard"/>
      <text:h text:style-name="Heading_20_1" text:outline-level="1">Einleitung [ Daniel Böhm ]</text:h>
      <text:p text:style-name="Text_20_body">Dieser vorliegende Endbericht beschreibt die theoretischen Grundlagen und die technischen Aspekte der Software, die durch das Unternehmen ThinkLogics für das Unternehmen Rent-A-Jet AG erstellt wurde. Im Rahmen dieses vorliegenden Endberichtes werden Abläufe dokumentiert sowie in einem erheblichen Umfang wichtige Softwarefunktionalitäten dargestellt.</text:p>
      <text:p text:style-name="Text_20_body">Zum besseren Verständnis wird neben dem obigen genannten Lieferumfang auch graphische Elemente repräsentiert. </text:p>
      <text:h text:style-name="Heading_20_2" text:outline-level="2">Ausgangssituation</text:h>
      <text:p text:style-name="Text_20_body">Das Unternehmen Rent-A-Jet AG mit Sitz in Wismar hat im Jahr 2008 in einer ordentlichen Hauptversammlung das Maßnahmepaket “Optimierung der wichtigsten Geschäftsbereiche für die Erreichung mittel- und langfristiger Umsatzsteigerung und kurzfristiger Kostenminimierung” verabschiedet. Das beschlossene Paket gliederte sich wie folgt:</text:p>
      <text:list xml:id="list30553221" text:style-name="List_20_1">
        <text:list-item>
          <text:p text:style-name="Textkörper_20_-_20_Aufzählung">Optimierung interner Prozesse durch IT-Lösungen</text:p>
        </text:list-item>
        <text:list-item>
          <text:p text:style-name="Textkörper_20_-_20_Aufzählung">Optimierung des Marketingmixes für das Jahr 2009 durch Outsourcing aller Werbemaßnahmen an ein Drittunternehmen</text:p>
        </text:list-item>
        <text:list-item>
          <text:p text:style-name="Textkörper_20_-_20_Aufzählung">Optimierung des Controllings durch Einsatz einer externen Unternehmensberatung und Einrichtung einer eigenen Controllingabteilung</text:p>
        </text:list-item>
        <text:list-item>
          <text:p text:style-name="Textkörper_20_-_20_Aufzählung">Optimierung des Humankapitals durch Einstellung neuer Pilotinnen und Piloten in Festanstellung, sowie Anschluss des <text:s/>Unternehmens an den Mitarbeiterpool für Flugbegleiterinnen und Flugbegleiter des Wismarer Vereins zur Förderung des Berufes der Flugbegleiterinnen und Flugbegleiter e.V.</text:p>
        </text:list-item>
      </text:list>
      <text:p text:style-name="Text_20_body">Konkrete Maßnahmen zur Erreichung von Kostenminimierung sowie Modernisierung von internen Prozessen sollte durch die Maßnahme OPT-IT2 erreicht werden.</text:p>
      <text:p text:style-name="Text_20_body">Die Maßnahme OP-IT 2 beinhaltete die Implementierung einer neuen Software. Ziel dieser neuen Software ist, die Mitarbeiter in der Verwaltung bei allen internen Prozessen wie Rechnungserstellung, Zahlungsverfolgung und Angebotserstellung zu unterstützen.</text:p>
      <text:h text:style-name="Heading_20_2" text:outline-level="2">Aufgabenstellung</text:h>
      <text:p text:style-name="Text_20_body">Im Rahmen einer Ausschreibung erhielt das Unternehmen ThinkLogics den Zuschlag eine neue innovative Software zu entwickeln, die den genannten Anforderungen gerecht wird. Zudem hatte das Unternehmen Rent-A-Jet AG eine Standardsoftware genutzt, die den heutigen Anforderungen nicht gerecht wird. </text:p>
      <text:p text:style-name="Text_20_body">Daher galt es nicht nur eine kostengünstige Software zu entwickeln, sondern eine Software, die sich individuell an die Bedürfnisse des Unternehmens anpasst. Zudem sollte eine vereinfachte Bedienbarkeit gewährleistet sein, <text:s/>damit Mitarbeiter zeitnah mit der neuen Software konfrontiert werden und somit laufende Geschäftsprozesse bestehen bleiben.</text:p>
      <text:p text:style-name="Text_20_body">Individualisierte Softwareapplikationen ermöglichen eine Erweiterbarkeit von Funktionen und spätere Wünsche des Kunden können berücksichtigt werden. Besondere bzw. weitere spezielle Vorgaben wurden vom Auftraggeber nicht gestellt.</text:p>
      <text:h text:style-name="Heading_20_2" text:outline-level="2">Einsatzgebiet</text:h>
      <text:p text:style-name="Text_20_body">Die entwickelte Software ist auf die Bedürfnisse und Belange des Unternehmens Rent-A-Jet AG zugeschnitten. Der gewerbliche Zweck der Rent-A-Jet AG ist die Vermietung von Flugzeugen an Geschäfts- sowie privaten Kunden. Dementsprechend setzt die Software eine individualisierte Anpassung voraus. Mit geringem Aufwand sollen Mitarbeiter in der Lage sein neue Kundenstammdaten anzulegen, Angebote sowie Rechnungen zu erstellen und Verträge auszudrucken. </text:p>
      <text:p text:style-name="Text_20_body">Neben diesen genannten Einstellungen, bietet die Software die Möglichkeit auch administrative Einstellungen, hinsichtlich der Verwaltung von Flugzeugen sowie den damit verbundenen Eigenschaften, vorzunehmen. </text:p>
      <text:p text:style-name="Text_20_body"><text:soft-page-break/>Im Rahmen der administrativen Verwaltung sind folgende Einstellungen bzw. Modifikationen möglich:</text:p>
      <text:list xml:id="list32583437" text:continue-numbering="true" text:style-name="List_20_1">
        <text:list-item>
          <text:p text:style-name="Textkörper_20_-_20_Aufzählung">Anlegen/ Ändern von neuen Flugzeugherstellern</text:p>
        </text:list-item>
        <text:list-item>
          <text:p text:style-name="Textkörper_20_-_20_Aufzählung">Anlegen/ Ändern von neuen Flugzeugtypen</text:p>
        </text:list-item>
        <text:list-item>
          <text:p text:style-name="Textkörper_20_-_20_Aufzählung">Anlegen/ Ändern von Flugzeugplätzen</text:p>
        </text:list-item>
        <text:list-item>
          <text:p text:style-name="Textkörper_20_-_20_Aufzählung">Anlegen/ Ändern von Mehrwersteuersätzen</text:p>
        </text:list-item>
        <text:list-item>
          <text:p text:style-name="Textkörper_20_-_20_Aufzählung">Anlegen/ Ändern von Vorgangstypen</text:p>
        </text:list-item>
        <text:list-item>
          <text:p text:style-name="Textkörper_20_-_20_Aufzählung">Anlegen/ Ändern von Leistungstypen</text:p>
        </text:list-item>
        <text:list-item>
          <text:p text:style-name="Textkörper_20_-_20_Aufzählung">Anlegen/ Ändern von Zufriedenheitstypen</text:p>
        </text:list-item>
        <text:list-item>
          <text:p text:style-name="Textkörper_20_-_20_Aufzählung">Erstellen von Statistikformaten</text:p>
        </text:list-item>
      </text:list>
      <text:h text:style-name="Heading_20_2" text:outline-level="2">Technische Ausgangssituation</text:h>
      <text:p text:style-name="Text_20_body">Voraussetzung für die Softwareerstellung ist die Kompatibilität mit IBM-PCs, da das Unternehmen Rent-A-Jet AG auschließlich IBM-PCs nutzt. Die Forderung eine webbasierte Anwendung zu erstellen hat das Unternehmen ThinkLogics, unter Einbeziehung von kostengünstigen Aspekten, entsprechend berücksichtigt. Neben diesen genannten Forderungen hat ThinkLogics z.B. im Rahmen der Reporterstellung von Statistiken verschiedene Ausgabeformate berücksichtigt und implementiert. </text:p>
      <text:p text:style-name="Text_20_body">Auf detaillierte Aspekte der Umsetzung und Implementation der genannten Lösung wird in den nachfolgenden Kapiteln eingegangen. </text:p>
      <text:h text:style-name="Heading_20_1" text:outline-level="1">Theoretische Grundlagen</text:h>
      <text:h text:style-name="Heading_20_2" text:outline-level="2">Vorgehensmodell</text:h>
      <text:p text:style-name="Text_20_body">Da die Erstellung von Software ein komplexe Entwicklungsprozess ist, ist es erforderlich zu Beginn eines jeden Projekts ein passendes Vorgehensmodell festzulegen. Das Vorgehensmodell unterteilt den Entwicklungsprozess in überschaubare, zeitlich und inhaltlich begrenzte Phasen wodurch die Fertigstellung der Software Schritt für Schritt erfolgen kann.</text:p>
      <text:p text:style-name="Text_20_body">Für die Entwicklung der Rent-A-Jet Angebotssoftware wurde ein klassisches Wasserfallmodell gewählt. Das Wasserfallmodell ist ein lineares Vorgehensmodell bei dem die einzelnen Projektphasen nacheinander durchlaufen werden. Jedes Phasenergebnis ist Ausgangspunkt für die nächst tiefere Phase. Eine Wiederholung bzw. Iteration einzelner Phasen findet nicht statt. Das Phasenergebnis stellt gleichzeitig den Abschluss der Phase dar. </text:p>
      <text:p text:style-name="Text_20_body">Insgesamt können dem Projekt sechs unterschiedliche Aufgabenbereiche zugeordnet werden, die in folgenden Projektablaufdiagramm zeitlich dargestellt sind:</text:p>
      <text:p text:style-name="Standard"/>
      <text:p text:style-name="Textkörper_20_-_20_Fett">Diagramm</text:p>
      <text:p text:style-name="P1"/>
      <text:h text:style-name="Heading_20_2" text:outline-level="2">Aufgabenbereiche </text:h>
      <text:h text:style-name="Heading_20_3" text:outline-level="3">Projektmanagement</text:h>
      <text:p text:style-name="Text_20_body"><text:span text:style-name="T1">Grundsätzliche Aufgabe des Projektmanagements ist die Planung, </text:span>Überwachung und Steuerung des gesamten Projektverlaufs. Das Projektmanagement ist die <text:span text:style-name="T1">zentrale Anlaufstelle für Auftraggeber und Projektmitglieder. </text:span></text:p>
      <text:p text:style-name="Textkörper_20_-_20_Fett">Aufgaben des Projektmanagements:</text:p>
      <text:list xml:id="list32567320" text:continue-numbering="true" text:style-name="List_20_1">
        <text:list-item>
          <text:p text:style-name="Textkörper_20_-_20_Aufzählung">Festlegen der Projektrahmenbedingungen </text:p>
        </text:list-item>
        <text:list-item>
          <text:p text:style-name="Textkörper_20_-_20_Aufzählung">Beteiligung an der Aufwandsschätzung </text:p>
        </text:list-item>
        <text:list-item>
          <text:p text:style-name="Textkörper_20_-_20_Aufzählung">Planung des Projektverlaufs </text:p>
        </text:list-item>
        <text:list-item>
          <text:p text:style-name="Textkörper_20_-_20_Aufzählung">Beauftragung der Projektmitarbeiter </text:p>
        </text:list-item>
        <text:list-item>
          <text:p text:style-name="Textkörper_20_-_20_Aufzählung">Kontinuierliche Ermitteln und Bewertung der Projektsituation </text:p>
        </text:list-item>
        <text:list-item>
          <text:p text:style-name="Textkörper_20_-_20_Aufzählung">Einleiten von steuernden Maßnahmen </text:p>
        </text:list-item>
        <text:list-item>
          <text:p text:style-name="Textkörper_20_-_20_Aufzählung">Kommunikation mit Auftraggeber und Projektmitglieder</text:p>
        </text:list-item>
        <text:list-item>
          <text:p text:style-name="Textkörper_20_-_20_Aufzählung">Projektabschluss</text:p>
        </text:list-item>
      </text:list>
      <text:h text:style-name="Heading_20_3" text:outline-level="3">Analyse und Architektur</text:h>
      <text:p text:style-name="Text_20_body">Als Grundlage für die gesamte Entwicklungs- und Testarbeit muss, basierend auf dem Anforderungen des Kunden, eine technische Gesamtkonzeption der Software erarbeitet werden. </text:p>
      <text:p text:style-name="Textkörper_20_-_20_Fett">Aufgaben Analyse und Architektur:</text:p>
      <text:list xml:id="list32551752" text:continue-numbering="true" text:style-name="List_20_1">
        <text:list-item>
          <text:p text:style-name="Textkörper_20_-_20_Aufzählung">Analyse der Kundenanforderungen</text:p>
        </text:list-item>
        <text:list-item>
          <text:p text:style-name="Textkörper_20_-_20_Aufzählung">Erstellung eines geeigneten Fachkonzepts</text:p>
        </text:list-item>
        <text:list-item>
          <text:p text:style-name="Textkörper_20_-_20_Aufzählung">Definition von Entwicklungspaketen</text:p>
        </text:list-item>
        <text:list-item>
          <text:p text:style-name="Textkörper_20_-_20_Aufzählung">Anforderungen für Datenerhebung definieren</text:p>
        </text:list-item>
      </text:list>
      <text:h text:style-name="Heading_20_4" text:outline-level="4"><text:soft-page-break/>Entwicklung</text:h>
      <text:p text:style-name="Text_20_body">Die Entwicklung ist zuständig für die technische Umsetzung des Fachkonzepts. </text:p>
      <text:p text:style-name="Text_20_body">Aufgaben Entwicklung:</text:p>
      <text:list xml:id="list32552448" text:continue-numbering="true" text:style-name="List_20_1">
        <text:list-item>
          <text:p text:style-name="Textkörper_20_-_20_Aufzählung">Bereitsstellen einer Entwicklungsinfrastruktur </text:p>
        </text:list-item>
        <text:list-item>
          <text:p text:style-name="Textkörper_20_-_20_Aufzählung">Umsetzung der Entwicklungspaketen</text:p>
        </text:list-item>
      </text:list>
      <text:h text:style-name="P22" text:outline-level="4">Datenerhebung</text:h>
      <text:p text:style-name="Text_20_body">Im Rahmen der Datenerhebung werden alle benötigten Daten gesammelt, technisch Aufbereitet und zur Verfügung gestellt. Dabei sind die Anforderungen aus Analyse und Architektur zu beachten.</text:p>
      <text:h text:style-name="P22" text:outline-level="4">Qualitätsmanagement</text:h>
      <text:p text:style-name="Text_20_body"><text:span text:style-name="T7">Das Qualitätsmanagement und die Qualitätssicherung verfolgen das Projekt während der gesamten Projektdauer. Es soll sichergestellt werden dass das Projekt bestimmten Qualitätsanforderungen gerecht wird. </text:span><text:span text:style-name="T1">Das Qualitätsmanagement teilt sich dabei in zwei Bereich auf. Zum einen müssen die Qualitätsanforderungen definiert werden zum Anderen müssen die Anforderungen überprüft werden.</text:span></text:p>
      <text:p text:style-name="Textkörper_20_-_20_Fett">Aufgaben Qualitätsmanagement:</text:p>
      <text:list xml:id="list32566134" text:continue-numbering="true" text:style-name="List_20_1">
        <text:list-item>
          <text:p text:style-name="Textkörper_20_-_20_Aufzählung">Qualitätsrichtlinien definieren (z.B. Programmierrichtlinien)</text:p>
        </text:list-item>
        <text:list-item>
          <text:p text:style-name="Textkörper_20_-_20_Aufzählung">Einhaltung der Richtlinien überprüfen (z.B. Code Inspektion, Unit-Tests, User-Acceptance-Tests)</text:p>
        </text:list-item>
      </text:list>
      <text:h text:style-name="Heading_20_4" text:outline-level="4">Dokumentation </text:h>
      <text:p text:style-name="Text_20_body">Im Rahmen der Dokumentation werden alle Dokumente die innerhalb des Projekts benötigt werden erstellt.</text:p>
      <text:p text:style-name="Textkörper_20_-_20_Fett">Aufgaben Dokumentation:</text:p>
      <text:list xml:id="list32565992" text:continue-numbering="true" text:style-name="List_20_1">
        <text:list-item>
          <text:p text:style-name="Textkörper_20_-_20_Aufzählung">Erstellungen von Kundenpräsentationen</text:p>
        </text:list-item>
        <text:list-item>
          <text:p text:style-name="Textkörper_20_-_20_Aufzählung">Erstellung von Handbüchern </text:p>
        </text:list-item>
        <text:list-item>
          <text:p text:style-name="Textkörper_20_-_20_Aufzählung">Erstellung von Berichten</text:p>
        </text:list-item>
      </text:list>
      <text:h text:style-name="Heading_20_2" text:outline-level="2">Softwareapplikation</text:h>
      <text:p text:style-name="Text_20_body">Grundsätzlich kann eine Software als klassische Desktop- oder Web- bzw. Client-Server Anwendung realisiert werden. Im Folgenden werden die Unterschiede zwischen Desktop- und Webanwendung aufgeführt:</text:p>
      <text:p text:style-name="Text_20_body">Desktopanwenudungen müssen lokal auf dem PC des Anwenders Installiert und ausgeführt werden. Webanwendung laufen zentral auf einem Webserver. Lokal wird lediglich ein Browser benötigt der in den meisten Fällen Bestandteil des Betriebssystems ist.</text:p>
      <text:p text:style-name="Textkörper_20_-_20_Fett">Vorteile von Webanwendungen</text:p>
      <text:list xml:id="list32555779" text:continue-numbering="true" text:style-name="List_20_1">
        <text:list-item>
          <text:p text:style-name="Textkörper_20_-_20_Aufzählung">Keine Softwareinstallation am Arbeitsplatz</text:p>
        </text:list-item>
        <text:list-item>
          <text:p text:style-name="Textkörper_20_-_20_Aufzählung">Dadurch geringe Kosten am Arbeitsplatz</text:p>
        </text:list-item>
        <text:list-item>
          <text:p text:style-name="Textkörper_20_-_20_Aufzählung">Ortsunabhängigkeit</text:p>
        </text:list-item>
        <text:list-item>
          <text:p text:style-name="Textkörper_20_-_20_Aufzählung">Zentrale Verwaltung der Daten bietet mehr Datensicherheit und Datenqualität</text:p>
        </text:list-item>
        <text:list-item>
          <text:p text:style-name="Textkörper_20_-_20_Aufzählung">Zentrale Verwaltung des Programmcodes ermöglicht schneller Updates und Fehlerbeseitigung</text:p>
        </text:list-item>
        <text:list-item>
          <text:p text:style-name="Textkörper_20_-_20_Aufzählung">Datum und Uhrzeitangaben unabhängig von Clienteinstellungen</text:p>
        </text:list-item>
        <text:list-item>
          <text:p text:style-name="Textkörper_20_-_20_Aufzählung"><text:soft-page-break/>Preiswerte Entwicklung und Pflege</text:p>
        </text:list-item>
      </text:list>
      <text:p text:style-name="Textkörper_20_-_20_Fett">Nachteile von Webanwendungen</text:p>
      <text:list xml:id="list32560526" text:continue-numbering="true" text:style-name="List_20_1">
        <text:list-item>
          <text:p text:style-name="Textkörper_20_-_20_Aufzählung">Internetverbindung wird benötigt</text:p>
        </text:list-item>
        <text:list-item>
          <text:p text:style-name="Textkörper_20_-_20_Aufzählung">Geeigneter Webserver wird benötigt</text:p>
        </text:list-item>
        <text:list-item>
          <text:p text:style-name="Textkörper_20_-_20_Aufzählung">Darstellung der Anwendung ist abhängig von Browser des Clients</text:p>
        </text:list-item>
        <text:list-item>
          <text:p text:style-name="Textkörper_20_-_20_Aufzählung">Integration in bestehenden Desktopanwendungen (z.B. Outlook) schwierig</text:p>
        </text:list-item>
      </text:list>
      <text:p text:style-name="Text_20_body"/>
      <text:p text:style-name="P11">Die Rent-A-Jet Angebotssoftware folgt einem web orientierten Ansatz ist aber auf das lokale Intranet / LAN des Unternehmens begrenzt. Der Aufruf der Software erfolgt mit jedem beliebigen Browser. Eine Internetverbi<text:span text:style-name="T1">ndung wird nicht benötigt, lediglich eine Anbindung an das Local Area Network der Firma Rent-A-Jet muss vorhanden sein. Die Bedienung der Software erfolgt ausschließlich durch Vertriebsmitarbeiter der Firma Rent-A-Jet welche Kundenanfragen schriftlich oder telefonisch entgegen nehmen und Mithilfe der Software weiterverarbeiten. </text:span></text:p>
      <text:p text:style-name="Text_20_body"><text:span text:style-name="T1">Durch die Begrenzung der Nutzer auf die Vertriebsmitarbeiter der Firma Rent-A-Jet entfallen im Vergleich zu klassichene Desktopanwe</text:span>ndungen einige Vorteile. Später sinnvolle Erweiterungen wie Onlinebestellmöglichkeiten für Kunden, Onlineabfrage von Auftragsstatus oder Vernetzung mehrere Standorte der Firma Rent-A-Jet via Internet können mit Hilfe eines weborientierten Ansatz dann allerdings leichter umgesetzt werden.</text:p>
      <text:h text:style-name="Heading_20_2" text:outline-level="2">Programmiersprache </text:h>
      <text:p text:style-name="Text_20_body">Bei der Erstellung der Rent-A-Jet Angebotssoftware kamen folgende Programmiersprachen zum Einsatz: </text:p>
      <text:list xml:id="list32551628" text:continue-numbering="true" text:style-name="List_20_1">
        <text:list-item>
          <text:p text:style-name="Textkörper_20_-_20_Aufzählung">Serverseitig: PHP</text:p>
        </text:list-item>
        <text:list-item>
          <text:p text:style-name="Textkörper_20_-_20_Aufzählung">Clientseitig: JavaScript</text:p>
        </text:list-item>
      </text:list>
      <text:p text:style-name="Text_20_body">Zur Formatierung der Webseitenausgabe wurde HTML und CSS verwendet. Der Ablauf eines Client Request an den Webserver sieht vereinfacht so aus:</text:p>
      <text:p text:style-name="Standard"/>
      <text:h text:style-name="Heading_20_3" text:outline-level="3">PHP</text:h>
      <text:p text:style-name="Text_20_body">PHP ist eine Open-Source-Software die 1995 erstmals durch Rasmus Lerdorf entwickelt wurde. Der Begriff PHP steht für Hypertext Preprocessor und entstand ursprünglich durch die Bezeichnung „Personal Home Page Tools“. PHP ist eine serverseitige Interpretersprache die hauptsächlich zur Erstellung von dynamischen Webanwendungen verwendet wird. Seit dem ersteln Release wurde die Sprachen kontinuierlich weiterentwickelt. Am 30 Juni 2009 erschien PHP in der Version 5.3. Für den Einsatz von PHP basierenden Webanwendungen wird ein Apache Webserver benötigt. </text:p>
      <text:h text:style-name="Heading_20_3" text:outline-level="3">Javascript</text:h>
      <text:p text:style-name="Text_20_body">Javascript ist eine Scriptsprache die es ermöglicht Anwendungen innerhalb des Browsers auszuführen. Die Javascript Anwendung wird dabei direkt in die Webseite integriert und zur Laufzeit interpretiert. Ihre Ursprünge hat Javascript in der 1995 von Netscape entwickelten Sprache LiveScript. LiveScript diente in erste Linie dazu Formulareingaben eines Benutzers vor dem Absenden zu überprüfen. Die Sprache wurde in den letzten Jahren kontinuierlich weiterentwickelt und ist in mittlerweile fester Bestandteil aller gängigen Browsern. </text:p>
      <text:p text:style-name="Text_20_body">Nachteil der Sprache: Die Interpretation kann von Browser zu Browser abweichen. Aus Sicherheitsgründen kann die Ausführung bei manchen Webseitenbesuchern sogar ganz deaktiviert sein. Javascript eignet sich daher nicht für komplexe und essentiell wichtige Anforderungen. Die Sprache ist vielmehr für ein optionale Unterstützung des Besuchers beim Bedienen der Webseite geeignet. Weiterhin ist der Quellcode im Vergleich zu serverseitigen Sprachen für jeden Benutzer einsehbar.</text:p>
      <text:h text:style-name="Heading_20_3" text:outline-level="3"><text:soft-page-break/>AJAX / Web 2.0</text:h>
      <text:p text:style-name="Text_20_body">Der Begriff Web 2.0 wurde im Dezember 2003 in der US-Ausgabe "Fast Forward 2010 - The Fate of IT" einem Fachmagazin für IT-Manager, in dem Artikel "2004 - The Year of Web Services" von Eric Knorr erstmals gegenüber einer breiten Öffentlichkeit erwähnt. Mit dem Begriff Web 2.0 ist der Trend zu einer veränderte Nutzung des Internets gemeint. Konkret heißt dass weg von statischen Seiten, deren Inhalt zentral von einzelnen Webentwicklern / Redakteuren erstellt wird, hin zu interaktiven Seiten deren Inhalt von Benutzern der Seite erstellt oder verändert wird. Gute Beispiele sind Foren, Wikis, Social Plattforms wie Xing, Facebook und andere.</text:p>
      <text:p text:style-name="Text_20_body">Im Zuge dieser Entwicklung spielt Javascript eine wesentlich Rolle. Erst mit Javascript können interaktive Webanwendungen entwickelt werden die es dem Besucher ermöglichen schnell und einfach Inhalt der Webseite zu beeinflussen. Dabei sind Parallelen zu klassischen Desktopanwendungen zu erkennen z.B. können Elemente per Drag and Drop verschoben werden. </text:p>
      <text:p text:style-name="Text_20_body">Ein wesentlicher Grund für den vermehrten Einsatz von Javascript ist die Tatsache, dass Interaktion zwischen Benutzern und Webseite früher nur durch Neuladen der gesamten Webseite möglich war. Mit Hilfe von „Asynchronous JavaScript and XML“ kurz AJAX, welches eine asynchronen Datenübertragung zwischen dem <text:s/>Webserver und dem Browser ermöglicht, können nun Daten zwischen Server und Browser übertragen werden ohne die komplette Seite neu zu laden. Bei der Rent-A-Jet Angebotssoftware werden beispielsweise beim Hinzufügen von Zwischenstopps die Länge der Gesamtstrecke sowie die Gesamtkosten neu berechnet und angezeigt, ohne die Seite neu zu laden.</text:p>
      <text:h text:style-name="Heading_20_2" text:outline-level="2">Datenbanken</text:h>
      <text:p text:style-name="Text_20_body">Bei der Erstellung der Rent-A-Jet Angebotssoftware wurde eine relational MySQL Datenbank eingesetzt. Seit Februar 2008 wird MySQL durch die Firma Sun Microsystemens weiterentwickelt. In Folge der Übernahme steht ein Duales Lizenzmodell <text:s/>mit zwei verschiedenen Optionen zur Verfügung</text:p>
      <text:list xml:id="list32566307" text:continue-numbering="true" text:style-name="List_20_1">
        <text:list-item>
          <text:p text:style-name="Textkörper_20_-_20_Aufzählung">OpenSource für nicht kommerzielle Nutzung</text:p>
        </text:list-item>
        <text:list-item>
          <text:p text:style-name="Textkörper_20_-_20_Aufzählung">Proprietär für kommerzielle Nutzung</text:p>
        </text:list-item>
      </text:list>
      <text:p text:style-name="Text_20_body">Die kommerzielle Nutzung erfordert eine MySQL Enterprise Lizenz welche aktuell in der Basic <text:s/>Variante $599,00 pro Server und Jahr kostet. Die Preise für MySQL Server sind im Vergleich zu alternativen Microsoft SQL Server um ein vielfaches günstiger. Durch den Einsatz von MySQL können somit Kosten in teilweiße erheblichen Umfang eingespart werden.</text:p>
      <text:h text:style-name="Heading_20_2" text:outline-level="2">Frameworks und Librarys</text:h>
      <text:h text:style-name="Heading_20_3" text:outline-level="3">Das CakePHP Framework</text:h>
      <text:p text:style-name="Text_20_body">Seit PHP in der Version 5 erschienen ist wird erstmals Objekt Orientierte Programmierung unterstützt. Dadurch schließt sich die Lücke zu bekannten Sprachen wie Java. PHP eignet sich zunehmend für komplex Webanwendungen und findet auch im Unternehmensumfeld immer mehr Zuspruch. Seit der Veröffentlichung von PHP 5 sind immer mehr Frameworks am Markt verfügbar. Dadurch müssen wiederkehrende Aufgaben nicht immer wieder neu programmiert werden, Entwickler können auf fertige und sichere Komponenten eines Frameworks zurückgreifen. Dies spart Kosten und steigert die Qualität der Software insgesamt, erfordert aber eine zum Teil nicht unerheblich Einarbeitungszeit.</text:p>
      <text:p text:style-name="Text_20_body">Zu Beginn des Projekts stand die Wahl eines geeigneten Frameworks. Die Auswahl beeinflusst alle weiteren Entwicklungsschritte wesentlich, da ein Objektorientierter Ansatz eine andere Softwarearchitektur erfordert als ein prozeduraler Ansatz. Folgende Kriterien wurden bei der Auswahl berücksichtigt:</text:p>
      <text:list xml:id="list32562657" text:continue-numbering="true" text:style-name="List_20_1">
        <text:list-item>
          <text:p text:style-name="Textkörper_20_-_20_Aufzählung">Zeitlicher Aufwand für Einarbeitung / Lernkurve</text:p>
        </text:list-item>
        <text:list-item>
          <text:p text:style-name="Textkörper_20_-_20_Aufzählung">Bekanntheitsgrad</text:p>
        </text:list-item>
        <text:list-item>
          <text:p text:style-name="Textkörper_20_-_20_Aufzählung">Ausgereiftheit</text:p>
        </text:list-item>
        <text:list-item>
          <text:p text:style-name="Textkörper_20_-_20_Aufzählung">Dokumentation &amp; Größe der Community</text:p>
        </text:list-item>
        <text:list-item>
          <text:p text:style-name="Textkörper_20_-_20_Aufzählung"><text:soft-page-break/>Model View Controller Architektur</text:p>
        </text:list-item>
        <text:list-item>
          <text:p text:style-name="Textkörper_20_-_20_Aufzählung">Keine zusätzlichen Kosten / Open Source</text:p>
        </text:list-item>
      </text:list>
      <text:p text:style-name="Text_20_body">Nach einem Vergleich der bekanntesten Frameworks entschied sich die Entwicklung für CakePHP.</text:p>
      <text:p text:style-name="Text_20_body">Ausführliche Dokumentationen und kurze Einarbeitungszeit waren ausschlaggebend da sich die Frameworks in den anderen Punkten nicht wesentlich unterscheiden.</text:p>
      <text:p text:style-name="P19">Ablauf eines HTTP Requests mit Hilfe von CakePHP</text:p>
      <text:p text:style-name="P2"><draw:frame draw:style-name="fr2" draw:name="Grafik1" text:anchor-type="paragraph" svg:width="14.023cm" svg:height="11.933cm" draw:z-index="4"><draw:image xlink:href="Pictures/1000000000000212000001C3CC72188B.gif" xlink:type="simple" xlink:show="embed" xlink:actuate="onLoad"/></draw:frame></text:p>
      <text:p text:style-name="P2"/>
      <text:p text:style-name="P2"/>
      <text:p text:style-name="Text_20_body">Der Browser sendet zu Beginn einen HTTP Request an den Webserver. Im CakePHP Router und Dispatcher wird der Aufruf analysiert. </text:p>
      <text:p text:style-name="P4"/>
      <text:p text:style-name="Standard"><text:span text:style-name="T8">Beispiel: </text:span><text:a xlink:type="simple" xlink:href="http://www.rent-a-jet.de/flugzeuge/view/3">http://www.rent-a-jet.de/flugzeuge/view/3</text:a></text:p>
      <text:p text:style-name="P4"/>
      <text:p text:style-name="Text_20_body">Aus der URL werden folgende Komponenten extrahiert:</text:p>
      <text:p text:style-name="P4"/>
      <table:table table:name="Tabelle1" table:style-name="Tabelle1">
        <table:table-column table:style-name="Tabelle1.A"/>
        <table:table-column table:style-name="Tabelle1.B"/>
        <table:table-row>
          <table:table-cell table:style-name="Tabelle1.A1" office:value-type="string">
            <text:p text:style-name="P3">flugzeuge</text:p>
          </table:table-cell>
          <table:table-cell table:style-name="Tabelle1.B1" office:value-type="string">
            <text:p text:style-name="P5">Controllername bzw. Controller Klasse</text:p>
          </table:table-cell>
        </table:table-row>
        <table:table-row>
          <table:table-cell table:style-name="Tabelle1.A2" office:value-type="string">
            <text:p text:style-name="P3">view</text:p>
          </table:table-cell>
          <table:table-cell table:style-name="Tabelle1.B2" office:value-type="string">
            <text:p text:style-name="P5">Methode innerhalb der Klasse, hier Anzeigen der Flugzeugdaten</text:p>
          </table:table-cell>
        </table:table-row>
        <table:table-row>
          <table:table-cell table:style-name="Tabelle1.A2" office:value-type="string">
            <text:p text:style-name="P5"><text:span text:style-name="T2">3</text:span> </text:p>
          </table:table-cell>
          <table:table-cell table:style-name="Tabelle1.B2" office:value-type="string">
            <text:p text:style-name="P5">Argument welches in der Methode verfügbar ist, hier die Flugzeugnummer.</text:p>
          </table:table-cell>
        </table:table-row>
      </table:table>
      <text:p text:style-name="Standard"/>
      <text:p text:style-name="Text_20_body">Es wird nun die entsprechende Controller Klasse geladen und die beinhaltete Methode aufgerufen. Weiterhin werden die Argumente übergeben.</text:p>
      <text:p text:style-name="Text_20_body"><text:soft-page-break/>Der angesprochene Controller ruft im nächsten Schritt das entsprechende Datenmodell auf. Ein Datenmodell liefert Daten aus unterschiedlichen Quellen. Zum Beispiel kann das Datenmodell Einträge aus einer MySQL Datenbank beziehen. Daten können jedoch auch aus anderen Quellen geladen werden. Zum Beispiel anderen Datenbanktypen (Oracle, MSSQL) oder Dateien (XML). Abschließend werden die Daten an die Controller Klasse übergeben.</text:p>
      <text:p text:style-name="Text_20_body">Im nächsten Schritt lädt der Controller ein bestimmtes View. View sind HTML Templates die in nun mit Daten befüllt werden. Das Ergebnis, eine HTML Seite, wird zurück an den Controller übermittelt, welcher die Daten über den Webserver an den Browser sendet.</text:p>
      <text:p text:style-name="Text_20_body">Innerhalb eines CakePHP Controllers stehen ein Vielzahl von Funktionen, den sogenannten CakePHP Core Components, zur Verfügung. Die Core Components unterstützen den Entwickler unter Anderem beim Senden von E-Mails, Laden und speichern von Cookies, Authentifizierung und Sessionhandling. Es können eigene Komponenten entwickelt werden. Zum Beispiel eine Komponente „Entfernungsberechnung“. Der modulare Ansatz von CakePHP ist übersichtlich und erleichtert die Erweiterung.</text:p>
      <text:h text:style-name="Heading_20_3" text:outline-level="3">Jquery Library</text:h>
      <text:p text:style-name="Text_20_body">Jquery ist ein kostenloses und sehr bekanntes JavaScript Framework. Es wurde im Januar 2006 erstmals auf dem BarCamp (NYC) in New York vorgestellt und wird seitdem laufend weiterentwickelt. Das Framework ist unter Andern bei Google, Dell und Microsoft <text:s/>im Einsatz und deshalb bereits sehr populär.</text:p>
      <text:p text:style-name="Text_20_body">Jquery biete folgende Funktionalitäten:</text:p>
      <text:list xml:id="list32554134" text:continue-numbering="true" text:style-name="List_20_1">
        <text:list-item>
          <text:p text:style-name="Textkörper_20_-_20_Aufzählung">Schnelle Document Object Model (DOM) Selektion und Manipulation</text:p>
        </text:list-item>
        <text:list-item>
          <text:p text:style-name="Textkörper_20_-_20_Aufzählung">Erweitertes Event-System </text:p>
        </text:list-item>
        <text:list-item>
          <text:p text:style-name="Textkörper_20_-_20_Aufzählung">Werkzeuge für Effekte und Animationen (z.B. Drag and Drop)</text:p>
        </text:list-item>
        <text:list-item>
          <text:p text:style-name="Textkörper_20_-_20_Aufzählung">Ajax Unterstürzung</text:p>
        </text:list-item>
        <text:list-item>
          <text:p text:style-name="Textkörper_20_-_20_Aufzählung">Weitere Entwicklungswerkzeuge zur schnelle Erstellung von JavaScript Anwendungen</text:p>
        </text:list-item>
      </text:list>
      <text:p text:style-name="Text_20_body">Wie bereits beschrieben hat JavaScript den Nachteil, dass Quellcode je nach Browsertyp und -version unterschiedlich interpretiert werden kann. Dies kann im schlimmsten Fall dazu führen dass Besucher einer Webseite Inhalte nicht sehen oder bestimmte Funktionen nicht nutzen können. Hier setzt Jquery an. Ein weiteres wichtiges Feature ist die Cross-Browser Funktionalität. Alle Komponenten sind auf den gängigsten Browsern getestet. Aufwendige kompatibilitäts Tests bei der Entwicklung einer JavaScript Anwendungen entfallen. Dadurch können Kosten gespart und die Produktivität gesteigert werden. Weiterhin kann die Userbility der Anwendung verbessert werden.</text:p>
      <text:p text:style-name="Text_20_body"/>
      <text:h text:style-name="Heading_20_1" text:outline-level="1">Softwareentwicklung</text:h>
      <text:h text:style-name="Heading_20_2" text:outline-level="2">Vorgehensmodell</text:h>
      <text:p text:style-name="Text_20_body">Als Vorgehensmodell wurde das SE-Book (Software Engineering Book) der Firma T-Systems genutzt. Das SE-Book basiert auf der theoretischen Grundlage des V-Modells und erweitert das V-Modell um praktische Handreichungen etwa bei der Wahl von Versionsverwaltungssystemen oder Dokumententemplates.</text:p>
      <text:p text:style-name="Text_20_body">Das SE-Book erlaubt als Methode der Softwareentwicklung sowohl ein klassisches Wasserfallmodell, als auch agile Entwicklungsansätze wie SPICE. </text:p>
      <text:p text:style-name="Text_20_body">Im Rahmen des Projektes wurde der agile Ansatz benutzt, d.h. dass Analyse, Entwicklung und Tests parallel verliefen. Abweichungen gab es dort, wo dies aus praktischen Gründen sinnvoll erschien. Konkret während der initialen Anforderungsanalyse vor Abgabe des Angebots und beim abschließenden Systemtest.</text:p>
      <text:h text:style-name="Heading_20_2" text:outline-level="2">Modellierung des Softwaresystems</text:h>
      <text:p text:style-name="Text_20_body">Als Modellierungssprache wurde UML 2.1 gewählt. Dabei gab es eine enge Anlehnung an spezifische Eigenarten des Beratungshauses OOSe, etwa hinsichtlich der Modellierung Fachlicher und Nichtfachlichr Anforderungen.</text:p>
      <text:p text:style-name="Text_20_body">Modellierungswerkzeug war Magic Draw in der Version 2.1</text:p>
      <text:p text:style-name="Text_20_body">Das UML-Modell beschreibt vollständig den Bereich der Analyse.</text:p>
      <text:p text:style-name="Text_20_body">Lediglich als Rumpf sind fachliche Klassen für das MVC-Pattern vorhanden. Der erreichte Stand ist ausreichend für weiterführende Entwicklungsarbeiten in späteren Projekten. Insbesondere lassen sich Zusammenhänge zwischen Controllern und Datenbanken-Tabellen erkennen.</text:p>
      <text:p text:style-name="Text_20_body">Wesentliche Methoden der Controller wurden als Attribut der Klasse modelliert. Nicht modelliert wurden vererbte Methoden aus dem gewählten CakePHP-Framework.</text:p>
      <text:p text:style-name="Text_20_body">Der ursprüngliche Ansatz ein vollständigen Modellierung aller Abläufe innerhalb der Software wurde fallengelassen. Es hat sich gezeigt, dass diese Abläufe durch das CakePHP-Framework ausreichend dokumentiert sind. Durch eine fixe Modellierung bestände zudem die Gefahr, dass sich bei zukünftigen Änderungen von CakePHP das Modell nicht mehr korrekt ist.</text:p>
      <text:h text:style-name="Heading_20_2" text:outline-level="2">IT-Konzept</text:h>
      <text:p text:style-name="Text_20_body">Das IT-Konzept ist vollständig in der Analysedokumentation und dem Fachkonzept beschrieben.</text:p>
      <text:h text:style-name="Heading_20_2" text:outline-level="2">Softwarearchitektur</text:h>
      <text:p text:style-name="Text_20_body">Nach Auftragsannahme wurde entschieden, die Software mit dem PHP Framework CakePHP zu schreiben. Die Softwarearchitektur entspricht vollständig dem Standardverfahren zur Entwicklung mit CakePHP. Zur Gesamtarchitektur sei daher auf die Dokumentation von CakePHP verwiesen.</text:p>
      <text:p text:style-name="Text_20_body">Es gibt keine Abweichungen zur Standardarchitektur.</text:p>
      <text:p text:style-name="Text_20_body">Projektspezifische Programmierungen sind im UML-Modell / Analysedokument beschrieben.</text:p>
      <text:h text:style-name="Heading_20_2" text:outline-level="2">Benutzeroberfläche </text:h>
      <text:p text:style-name="Text_20_body">Ein weiterer wichtiger Bestandteil der Software ist die Benutzeroberfläche. Sie stellt alle für die Nutzung der Software relevanten Informationen zur Verfügung und bietet Interaktionsmöglichkeiten zwischen Software und Benutzer. Erst durch die Benutzeroberfläche können individuelle Anforderungen des Benutzers mit Hilfe der Anwendungslogik verarbeitet werden.</text:p>
      <text:p text:style-name="Text_20_body">Grundsätzliche Anforderungen Benutzeroberfläche:</text:p>
      <text:list xml:id="list31173957" text:style-name="L13">
        <text:list-item>
          <text:p text:style-name="P36"><text:soft-page-break/>Einfache Bedienbarkeit (Userbility)</text:p>
        </text:list-item>
        <text:list-item>
          <text:p text:style-name="P36">Leichte Zugänglichkeit (Accessibility)</text:p>
        </text:list-item>
        <text:list-item>
          <text:p text:style-name="P36">Ansprechendes Desgin</text:p>
        </text:list-item>
      </text:list>
      <text:p text:style-name="Text_20_body"/>
      <text:p text:style-name="Text_20_body">Die Erstellung des Designs erfolgte mit Hilfe von Adobe Photoshop. Die einzelnen Designelemente wurden dann mit HTML und CSS positioniert. Dabei wurde ein weitgehend tabellenloses Layout verwendet. Dies steigert die Übersichtlichkeit des HTML Codes und reduziert die Webseitengröße insgesamt.</text:p>
      <text:p text:style-name="Text_20_body">Innerhalb der Benutzeroberfläche kommt das beschriebene Jquery JavaScript Framework zum Einsatz. Zum Beispiel werden Tooltips beim Überfahren von Links und Buttons eingeblendet oder das Ergebnis der Entfernungsberechnung beim Auswählen einer Flugroute angezeigt. Zur Vermeidung von Redundanzen wurde darauf geachtet, dass die Entfernungsberechnung nach wie vor serverseitig durchgeführt wird. Hierbei kommen die beschriebenen Ajax Funtkionen von Jquery zum Einsatz welche durch folgendes Diagramm veranschaulicht werden:</text:p>
      <text:p text:style-name="Text_20_body"/>
      <text:p text:style-name="P37">Diagramm Ajax</text:p>
      <text:p text:style-name="Text_20_body"/>
      <text:p text:style-name="Text_20_body">Erklärung: Wählt der Benutzer eine Flugstecke werden die benötigten Daten zur Entfernungsberchnung an den Webserver gesendet. CakePHP berechnet die Entfernung und gibt das Ergebnis als XML File zurück. Das XML File wird eingelesen, die Informationen werden aufbereitet und das abschließende Ergebnis wird ins DOM der Webseite integriert. Dies alles geschieht ohne die Webseite neu zu laden und kann beliebig oft wiederholt werden. </text:p>
      <text:p text:style-name="Text_20_body"/>
      <text:p text:style-name="Text_20_body">Weitere Jquery Funktionen innerhalb des Rent-A-Jet Frontends:</text:p>
      <text:p text:style-name="Text_20_body"/>
      <text:list xml:id="list32186373" text:style-name="L14">
        <text:list-item>
          <text:p text:style-name="P39">Laden von Adressdaten bei Auswahl eines Kunden</text:p>
        </text:list-item>
        <text:list-item>
          <text:p text:style-name="P39">Aktualisierung des Formulars „Angebot erstellen“ beim Auswahl des Zeitchartertyps</text:p>
        </text:list-item>
        <text:list-item>
          <text:p text:style-name="P39">Kalender zur Auswahl des Start- und Enddatums</text:p>
        </text:list-item>
        <text:list-item>
          <text:p text:style-name="P39">Anzeigen einer Flugroutenübersicht inkl. Ergebnis der Entfernungs- und Gesamtpreisberechnung</text:p>
        </text:list-item>
        <text:list-item>
          <text:p text:style-name="P39">Aktualisierung der Kosten beim Hinzufügen von zusätzlichen Flugbegleitern</text:p>
        </text:list-item>
        <text:list-item>
          <text:p text:style-name="P39">Aktualisierung der Flugzeugliste bei Überschreitung der maximalen Flugstrecke eines Flugzeugtyps</text:p>
        </text:list-item>
        <text:list-item>
          <text:p text:style-name="P39">Aktualisierung der Flugzeugliste bei Überschreitung der maximalen Personenanzahl eines Flugzeugtyps</text:p>
        </text:list-item>
        <text:list-item>
          <text:p text:style-name="P39">Warnmeldung falls nachträglich Änderungen der Personenanzahl die maximale Personenanzahl des bereits gewählten Flugzeugtyps überschreiten.</text:p>
        </text:list-item>
        <text:list-item>
          <text:p text:style-name="P39">Warnmeldung falls nachträglich hinzugefügte Flugbegleiter die maximale Personenanzahl des bereits gewählten Flugzeugtyps überschreiten.</text:p>
        </text:list-item>
        <text:list-item>
          <text:p text:style-name="P39">Warnmeldung falls nachträglich hinzugefügte Strecken die maximale Reichweite des bereits gewählten Flugzeugtyps überschreiten.</text:p>
        </text:list-item>
      </text:list>
      <text:p text:style-name="Text_20_body"/>
      <text:p text:style-name="Text_20_body">Alle Funktionen zur Interaktion wurden in der Datei </text:p>
      <text:p text:style-name="P38">/chartersoftware/app/webroot/js/rentajet.js</text:p>
      <text:p text:style-name="Text_20_body">gesammelt. Beim Ausführen von Ajax Requests an den Webserver wird eine Ladeanzeige mit Ladeinformationen im Footerbereich angezeigt. </text:p>
      <text:h text:style-name="Heading_20_1" text:outline-level="1">Qualitätsmanagement</text:h>
      <text:h text:style-name="Heading_20_2" text:outline-level="2">Begriffe der Qualitätssicherung</text:h>
      <text:p text:style-name="P10">Innerhalb dieser Richtlinie wird das Standard-Vokabular des Software-Engineering verwendet (vgl. IEEE 610.90) sowie einige spezielle Begrifflichkeiten die noch genauer erläutert werden. </text:p>
      <text:p text:style-name="Text_20_body">Prüfgegenstände sind die zugrunde gelegten Betrachtungseinheiten. Zu den Prüfgegenständen bei der Softwareentwicklung gehören z.B. die Anforderungsspezifikation, die Softwarespezifikation, Diagramme, Quellcode, die ausführbare Anwendung und die Testdokumente selbst.</text:p>
      <text:p text:style-name="Text_20_body">Unterschieden wird Grundsätzlich zwischen einem Fehler und einer Ursache. Ein Fehler ist das Abweichen eines berechneten, beobachteten oder gemessenen Werts oder eines Zustands von dem entsprechenden spezifizierten richtigen Wert bzw. Zustand (z.B. die Ausgabe</text:p>
      <text:p text:style-name="Text_20_body">eines falschen Funktionswerts). Die Fehlerursache kann dabei unbekannt sein. Außerdem können mehrere Fehler dieselbe Ursache haben.</text:p>
      <text:p text:style-name="Text_20_body">Weiter differenzieren wir zwischen einem Defekt und einem Ausfall.</text:p>
      <text:p text:style-name="Text_20_body">Bei einem Defekt weicht ein Merkmal des Prüfgegenstands von seiner Spezifikation ab. Defekte können, müssen aber nicht als Fehlerursache die Funktionstüchtigkeit des Prüfgegenstands beeinträchtigen (z.B. fehlerhaft realisierte Anforderungen, aber auch mangelhafte Lesbarkeit, Verletzung von Dokumentationsrichtlinien).Ein Ausfall bedeutet, dass der Prüfgegenstand aufgrund eines Defekts nicht mehr in der Lage ist, die geforderte Funktion auszuführen (z.B. Absturz, Livelock- oder Deadlock-Zustand).</text:p>
      <text:p text:style-name="Text_20_body">Prüfen ist das gezielte Suchen nach Fehlern und Defekten des Prüfgegenstands. Geprüft werden sämtliche Module, die bei der Softwareentwicklung entstehen.</text:p>
      <text:p text:style-name="Text_20_body">Die Qualitätssicherung ist die Gesamtheit aller die Softwareentwicklung begleitenden Tätigkeiten zur Vermeidung von Defekten, zu denen außer Prüfen auch die Planung und Kontrolle dieser Tätigkeiten gehören.</text:p>
      <text:h text:style-name="Heading_20_2" text:outline-level="2">Administration der Software</text:h>
      <text:p text:style-name="Text_20_body">Die einfache Softwareanwendung bietet dem Kunden die Möglichkeit, die Software selbst administrativ zu verwalten. Durch die einfache Handhabung entfällt die Administration seitens von ThinkLogics und reduziert die administrativen Kosten in einem erheblichen Maße. Bereits im Leistungsumfang enthalten ist das Handbuch, in dem die Verwaltung der Software dokumentiert ist. Weiterhin im Leistungsumfang enthalten ist eine individualisierte Schulung, in dem die administrativen Funktionalitäten der Software erklärt werden. </text:p>
      <text:p text:style-name="Text_20_body">Im Rahmen von Erweiterungen der Softwarefunktionalitäten oder sonstigen individualisierten Maßnahmen wird ThinkLogics bei Anfrage sehr gerne tätig. </text:p>
      <text:h text:style-name="Heading_20_2" text:outline-level="2">Test</text:h>
      <text:p text:style-name="P10">Test ist ein relevanter Bestandteil der Qualitätssicherung und ohne ein ausführliches Testing kann die vertraglich vereinbarte Qualität nicht realisiert werden. </text:p>
      <text:h text:style-name="Heading_20_3" text:outline-level="3">Warum wird getestet</text:h>
      <text:p text:style-name="P10">Mit Testing wird die gewünschte Qualität des Kunden erreicht. Durch intensives Testing können Fehlerquellen ausgeschlossen werden und die Verfügbarkeit wird erhöht. Durch das rechtzeitige Aufdecken von potentiellen Fehlerquellen können im Vorfeld Fehler vermieden werden und somit Kostensenkungspotentiale erreicht werden. Denn entdeckte Fehlerquellen in der sogenannten „Go-Live“ Phase sind nicht nur aus der finanziellen Perspektive bedenklich, sondern schädigen das Image des Softwaredienstleisters. Leistungen gelten als nicht erbracht und verzögern das Projekt in einem erheblichen Umfang. Ferner können durch fehlerhafte Softwarefunktionalitäten Sicherheitsprobleme auftreten, die einen enormen Schaden anrichten können</text:p>
      <text:h text:style-name="Heading_20_3" text:outline-level="3"><text:soft-page-break/>Vorgehensweise beim testen</text:h>
      <text:p text:style-name="Text_20_body">Der Grundgedanke des Testen wird in <text:s/>6 W Fragen beantwortet. Die Fragen lauten: </text:p>
      <text:list xml:id="list32578864" text:continue-list="list32554134" text:style-name="List_20_1">
        <text:list-item>
          <text:p text:style-name="Textkörper_20_-_20_Aufzählung">warum</text:p>
        </text:list-item>
        <text:list-item>
          <text:p text:style-name="Textkörper_20_-_20_Aufzählung">was</text:p>
        </text:list-item>
        <text:list-item>
          <text:p text:style-name="Textkörper_20_-_20_Aufzählung">wer</text:p>
        </text:list-item>
        <text:list-item>
          <text:p text:style-name="Textkörper_20_-_20_Aufzählung">wozu</text:p>
        </text:list-item>
        <text:list-item>
          <text:p text:style-name="Textkörper_20_-_20_Aufzählung">wie</text:p>
        </text:list-item>
        <text:list-item>
          <text:p text:style-name="Textkörper_20_-_20_Aufzählung">wann</text:p>
        </text:list-item>
      </text:list>
      <text:p text:style-name="Text_20_body">sollen wir testen?</text:p>
      <text:p text:style-name="Text_20_body">Wenn wir diese Fragen alle beantwortet haben ist der Grundstein für ein erfolgreiches Testing gelegt. Zu Beginn eines Projektes wird bei Think Logics das Qualitätssicherungsteam zusammengestellt, welches dann den weiteren Vorgang des Testings einleitet, überwacht und durchführt. </text:p>
      <text:p text:style-name="Text_20_body">Der 1. Arbeitsschritt des Qualitätssicherungsteam besteht in der Festlegung von Terminen sowie von Testszenarien und der Einrichtung einer Testumgebung, die <text:s/>den Anforderungen des Kunden gerecht wird. Jedes Testszenario wird dokumentiert um entstandene Fehler nachzuvollziehen. Bei Fertigstellung von Modulen werden Testingszenarien absolviert und durch das Qualitätssicherungsteam geprüft. Mögliche Fehlerquellen und Defects werden zeitnah durch das Trackingsystem direkt ans Entwicklerteam gesendet. </text:p>
      <text:p text:style-name="Standard"/>
      <text:h text:style-name="Heading_20_3" text:outline-level="3">Was wird getestet</text:h>
      <text:p text:style-name="Text_20_body">Um die Software zu Testen werden verschiedene Softwarefunktionalitäten getestet. Innerhalb der Software wird die Verfügbarkeit, Funktionalität, Belastbarkeit sowie die Sicherheit getestet. <text:s/>Des weiteren wird das Betriebssystem und die benötigen Programme auf die gleichen Kriterien geprüft wie die Rent-A-Jet Software um eine sichere Plattform für die Rent-A-Jet Software zu bieten. </text:p>
      <text:h text:style-name="Heading_20_3" text:outline-level="3">Wer testet?</text:h>
      <text:p text:style-name="Text_20_body">Das Testing wird durch verschiedene Personen durchgeführt. Jedes Testszenario wird von zwei verschiedenen Testern durchgeführt um Fehler auszuschließen. Die Hauptverantwortung für das Testing liegt beim Leiter des Qualitätssicherungsteams, der auch entscheidet wer welches Modul prüft. </text:p>
      <text:p text:style-name="Text_20_body">Bei Fertigstellung der Software in der Endphase, werden Mitarbeiter des Kunden eingeladen um gemeinsam diverse Testszenarien zu absolvieren.</text:p>
      <text:p text:style-name="Text_20_body">Durch diese Testszenarien besteht die Möglichkeit, noch vor der Auslieferung der Software, ein Feedback vom Kunden zu erhalten und gegebenenfalls um Korrekturen an der Software durchzuführen.</text:p>
      <text:h text:style-name="Heading_20_3" text:outline-level="3">Wann wird getestet?</text:h>
      <text:p text:style-name="Text_20_body">Das Testing beginnt mit dem Start des Projektes. Am Anfang <text:s/>wird die zusätzlich benötigte Software getestet, Wie das Server Betriebssystem sowie XAMPP. Wenn die ersten Module von den Entwicklern freigegeben werden, werden diese direkt in der Testumgebung geprüft und ein Testbericht an die Entwickler weitergeleitet. Nach erreichen des Beta Status der Software wird der erste große Testlauf gestartet. Die Ergebnisse werden an die Entwickler weitergeleitet und die Fehler aus der Software entfernt. Nach der Fehlerkorrektur wird ein weiterer Testlauf mit Unterstützung der Kunden Mitarbeiter durchgeführt. Fehler und Wünsche werden wieder an die Entwickler weitergeleitet. Wenn diese alle entfernt wurden und die <text:s text:c="2"/>Dokumente, die der Kunde erhalten soll, geschrieben sind wird die Software ausgeliefert.</text:p>
      <text:h text:style-name="Heading_20_2" text:outline-level="2"><text:soft-page-break/>Standards </text:h>
      <text:p text:style-name="Text_20_body">Standards werden innerhalb der Software eingesetzt um eine Einarbeitung in den Quellcode schneller zu ermöglichen.Des weiteren werden Standards im Bereich des Frontendes verwendet um eine einheitliche Darstellung zu gewährleisten.</text:p>
      <text:h text:style-name="Heading_20_3" text:outline-level="3">Coding Standards </text:h>
      <text:p text:style-name="Text_20_body">Im Bereich des Quellcodes werden verschiedene Standards verwendet. Sinn und Zweck davon ist es, dass der Quellcode leicht verständlich ist und dadurch eine Erweiterbarkeit gegeben ist. Wie Martin Fowler in seinem Buch „Refactoring - Improving the design of existing code“ auf Seite 15 schrieb: „Any fool can write code that a computer can understand. Good programmers write code that humans can understand.“ ist <text:s/>für eine erweiterbare Software Voraussetzung, dass Coding Standards eingehalten werden. <text:s/></text:p>
      <text:p text:style-name="Text_20_body"/>
      <text:p text:style-name="Text_20_body">Der komplette Quellcode ist kommentiert für eine bessere Verständlichkeit. Dabei wurde darauf geachtet das jede Zeile mit einem Kommentar versehen ist. Des weiteren werden so wenig wie möglich <text:s/>Abkürzungen innerhalb der Software verwendet . Sollten doch welche zum Einsatz kommen, dann werden keine zweideutigen Abkürzungen verwendet um Verwechselungen auszuschließen. Des weiteren wird mit Einrückungen gearbeitet. Jede Funktion wird eingerückt,damit es sowohl übersichtlicher ist als auch eine Verfolgung der einzelnen Funktionen in verschachtelten Anweisungen problemlos möglich ist.</text:p>
      <text:p text:style-name="Text_20_body"><draw:frame draw:style-name="fr3" draw:name="Grafik3" text:anchor-type="paragraph" svg:x="0.026cm" svg:y="0.064cm" svg:width="15.134cm" svg:height="11.906cm" draw:z-index="1"><draw:image xlink:href="Pictures/100000000000023C000001C238FB5FDD.jpg" xlink:type="simple" xlink:show="embed" xlink:actuate="onLoad"/></draw:frame></text:p>
      <text:p text:style-name="Text_20_body"/>
      <text:h text:style-name="Heading_20_3" text:outline-level="3">Formate </text:h>
      <text:p text:style-name="Text_20_body">Bei Formaten handelt es sich um festgelegte Farben, Schriftarten, Ausgabeformate und Button Größen innerhalb des Frontends der Rent-A-Jet Software. Innerhalb der Rent-A-Jet Software wird als Schriftart Arial verwendet welche für Überschriften in der Größe 15 und in Texten in Größe 11 umgesetzt wurde. Die Button Größe ist auf 150 px und mit der Farbe #EF5A00 festgelegt wurden.</text:p>
      <text:p text:style-name="Text_20_body"><text:soft-page-break/><text:span text:style-name="T5">Bei den Ausgabeformaten werden stark frequentierte Formate eingesetzt. Zum Einsatz kommen Portable Document Format (PDF), Character Separated Value (CSV) und </text:span><text:span text:style-name="T4">Extensible Hypertext Markup Language</text:span><text:span text:style-name="T6"> </text:span><text:span text:style-name="T5">(XML). </text:span></text:p>
      <text:h text:style-name="Heading_20_2" text:outline-level="2">Modularisierung</text:h>
      <text:p text:style-name="Text_20_body">Die Modularisierung bietet den Vorteil, dass während der Entwicklungsphase einzelne Module getestet werden können und nicht erst nach Fertigstellung. Durch diesen Prozess ist es möglich schon während der Entwicklung einzelnen Module zu testen. Durch die Modularisierung ist eine Erweiterbarkeit der Software gegeben da nur neue Module hinzugefügt werden müssen. </text:p>
      <text:p text:style-name="P17"/>
      <text:h text:style-name="Heading_20_1" text:outline-level="1">Testing</text:h>
      <text:p text:style-name="Text_20_body">Um die Funktionalität einer Software zu messen werden Softwaretest während der Entwicklung durchgeführt. Ein Softwaretest wird als analytische Maßnahme definiert und fungiert somit als Prüfgegenstand. In der Informatik ist daher die Durchführung von Softwaretest ein wesentlicher Bestandteil der Softwareentwicklung. </text:p>
      <text:h text:style-name="Heading_20_2" text:outline-level="2">Ziele</text:h>
      <text:p text:style-name="Text_20_body">Ziel der Durchführung von Testszenarien ist das Aufspüren und Ermitteln von Fehlerquellen, nicht jedoch die Fehlerbehebung. In der Praxis gilt jedoch die weit verbreitete Annahme, dass ein erfolgreiches Testszenario d.h. ein Test ohne gefundene Fehler als ein Beleg für ein technisch einwandfreies Programm fungiert. Diese Annahme ist jedoch falsch. Vielmehr tragen Softwaretest dazu bei, dass Fehlerquellen drastisch minimiert werden und die Softwarefunktionalitäten verifiziert werden.</text:p>
      <text:p text:style-name="Text_20_body">In unserem Projekt für das Unternehmen Rent-A-Jet hat das Unternehmen ThinkLogics im Rahmen des Testing folgende Zielidentifikationen festgelegt:</text:p>
      <text:list xml:id="list32570383" text:continue-numbering="true" text:style-name="List_20_1">
        <text:list-item>
          <text:p text:style-name="Textkörper_20_-_20_Aufzählung">Der Fehler muss nachvollziehbar sein</text:p>
        </text:list-item>
        <text:list-item>
          <text:p text:style-name="Textkörper_20_-_20_Aufzählung">Der Fehler muss rechtzeitig vor der Einführung der Software ermittelt werden</text:p>
        </text:list-item>
        <text:list-item>
          <text:p text:style-name="Textkörper_20_-_20_Aufzählung">Die Behebung des Fehlers muss sich rentieren</text:p>
        </text:list-item>
      </text:list>
      <text:p text:style-name="Text_20_body">Demzufolge korrelierten die Ziele mit organisatorischen Maßnahmen. Der Projektplan wurde trotz des sehr engen Zeitplans strikt eingehalten. Durch die Einhaltung des Projektplans innerhalb der vereinbarten Zeit hat ThinkLogics die Lieferung mitsamt der Funktionalitäten erbracht und diese sogar noch um weitere Funktionalitäten erweitert. Diese werden nachstehend in Kapitel XX beschrieben. </text:p>
      <text:p text:style-name="Text_20_body">Das Unternehmen ThinkLogics war darauf bedacht, nicht nur Funktionalitäten <text:s/>zu erweitern um den Anforderungen unseres Kunden gerecht zu werden, sondern führte intensive Testphasen durch um Fehlerfolgekosten auf ein Minimum zu reduzieren. Das Unternehmen Rent-A-Jet AG hat eine Software erworben, die den höchsten Qualitätsanforderungen entspricht.</text:p>
      <text:p text:style-name="Text_20_body">Nachstehend werden die (Neben-) Ziele des Testings zusammengefasst:</text:p>
      <text:list xml:id="list32553339" text:continue-numbering="true" text:style-name="List_20_1">
        <text:list-item>
          <text:p text:style-name="Textkörper_20_-_20_Aufzählung">Kürzere Entwicklungszeiten</text:p>
        </text:list-item>
        <text:list-item>
          <text:p text:style-name="Textkörper_20_-_20_Aufzählung">Bessere Planbarkeit (Termin &amp; Kosten)</text:p>
        </text:list-item>
        <text:list-item>
          <text:p text:style-name="Textkörper_20_-_20_Aufzählung">Bessere Aufgabenverteilung</text:p>
        </text:list-item>
        <text:list-item>
          <text:p text:style-name="Textkörper_20_-_20_Aufzählung">Steigerung der Qualität</text:p>
        </text:list-item>
        <text:list-item>
          <text:p text:style-name="Textkörper_20_-_20_Aufzählung">Reduktion von Fehlerfolgekosten</text:p>
        </text:list-item>
      </text:list>
      <text:p text:style-name="Text_20_body">Resultierend daraus werden dem Anwender bzw. Benutzer einer Software die erwarteten Funktionalitäten zum vereinbarten Zeitpunkt geliefert, die im ausreichenden Maße sichergestellt werden.</text:p>
      <text:h text:style-name="Heading_20_2" text:outline-level="2">Planung </text:h>
      <text:p text:style-name="Text_20_body">Für die Durchführung von Testing Szenarien wurden diverse Hilfsmittel in Anspruch genommen. Das Testing Team war in erster Linie für die Durchführung von Funktionstest verantwortlich. Die sogenannten Funktionstest (auch funktionale Test genannt) bezeichnen die Kontrolle eines Softwareproduktes gegen die vom Kunden gestellten Anforderungen. Im Rahmen dieses funktionalen Test wurde nicht nur die vom Kunden gestellten Anforderungen – also das Sollverhalten der Software geprüft – sondern auch eine entsprechende Gegenprobe absolviert. D.h. mögliche Fehlerquellen in der funktioalen Software- Oberfläche sollten geprüft werden. </text:p>
      <text:p text:style-name="Text_20_body">Dabei wurde das Testing- Konzept nach den Anforderungen des Kunden erstellt. Die genannten Zielvorgaben bzw. Anforderungen der Software wurden im Rahmen der Angeboterstellung der Rent-A-Jet AG definiert. Demzufolge stellte sich im Vorfeld die Fragestellung:</text:p>
      <text:list xml:id="list32579438" text:continue-numbering="true" text:style-name="List_20_1">
        <text:list-item>
          <text:p text:style-name="Textkörper_20_-_20_Aufzählung">Was ist überhaupt zu testen?</text:p>
        </text:list-item>
        <text:list-item>
          <text:p text:style-name="Textkörper_20_-_20_Aufzählung"><text:soft-page-break/>Wie soll getestet werden?</text:p>
        </text:list-item>
      </text:list>
      <text:p text:style-name="Text_20_body">Demzufolge sollten die Workflows folgende Funktionalitäten abbilden, die für die Planbarkeit von Testingszenarien relevant sind und - zumindest im ersten geannten Punkt der Fragestellung – Klarheit schafften.</text:p>
      <text:p text:style-name="Text_20_body">Zur Ermittlung der zu testenden Qualitätsmerkmale wurden die Benutzeranforderungen aus dem Angebot herangezogen, die nachstehend aufgelistet sind:</text:p>
      <text:p text:style-name="Standard"><text:soft-page-break/>Workflow Charterflug:</text:p>
      <text:list xml:id="list30545483" text:style-name="L3">
        <text:list-item>
          <text:p text:style-name="P26">Anfrage seitens des Kundenanforderungen</text:p>
        </text:list-item>
        <text:list-item>
          <text:p text:style-name="P26">Finanzielles Angebot erstellen und verschicken</text:p>
        </text:list-item>
        <text:list-item>
          <text:p text:style-name="P26">Bei Vorliegen der Antwort</text:p>
          <text:list>
            <text:list-item>
              <text:p text:style-name="P26">Wenn Antwort positiv, Vertrag vorbereiten</text:p>
            </text:list-item>
            <text:list-item>
              <text:p text:style-name="P26">Wenn Antwort negativ, Gründe erfragen → dann Ende</text:p>
            </text:list-item>
          </text:list>
        </text:list-item>
      </text:list>
      <text:list xml:id="list30543693" text:style-name="L4">
        <text:list-item>
          <text:p text:style-name="P27">Wenn Vertrag unterschrieben zurück</text:p>
          <text:list>
            <text:list-item>
              <text:p text:style-name="P27">Flugzeug, Crew und Catering bereitstellen</text:p>
            </text:list-item>
            <text:list-item>
              <text:p text:style-name="P27">Rechnung erstellen und verschicken, Zahlung verfolgen</text:p>
            </text:list-item>
            <text:list-item>
              <text:p text:style-name="P27">Flug durchführen</text:p>
            </text:list-item>
            <text:list-item>
              <text:p text:style-name="P27">Kundenzufriedenheit erfragen und abspeichern</text:p>
            </text:list-item>
          </text:list>
        </text:list-item>
      </text:list>
      <text:p text:style-name="Standard"/>
      <text:p text:style-name="Standard">Workflow: Kostenverfolgung</text:p>
      <text:p text:style-name="Standard"/>
      <text:list xml:id="list30539911" text:style-name="L5">
        <text:list-item>
          <text:p text:style-name="P28">Zahlungseingang verfolgen</text:p>
        </text:list-item>
        <text:list-item>
          <text:p text:style-name="P28">Wenn nicht zum Termin</text:p>
          <text:list>
            <text:list-item>
              <text:p text:style-name="P28">Mahnwesen</text:p>
            </text:list-item>
          </text:list>
        </text:list-item>
      </text:list>
      <text:p text:style-name="Standard"/>
      <text:p text:style-name="Standard">Analysen:</text:p>
      <text:p text:style-name="Standard"/>
      <text:list xml:id="list30539271" text:style-name="L6">
        <text:list-item>
          <text:p text:style-name="P29">Kundenzufriedenheit analysieren</text:p>
        </text:list-item>
        <text:list-item>
          <text:p text:style-name="P29">Ablehnungsgründe der Angebote analysieren</text:p>
        </text:list-item>
        <text:list-item>
          <text:p text:style-name="P29">Profitabilität der Flugzeuge analysieren</text:p>
        </text:list-item>
      </text:list>
      <text:p text:style-name="Standard"/>
      <text:p text:style-name="Standard">Weiterhin galt es folgende Funktionalitäten in der Testing- Planung zu berücksichtigen, die die Berechnung des Angebots betreffen:</text:p>
      <text:p text:style-name="Standard"/>
      <text:list xml:id="list30548014" text:style-name="L7">
        <text:list-item>
          <text:p text:style-name="P30">Anzahl der nötigen Zwischenlandungen (pro Landung: Erhöhung der Charterzeit um 45 Min)</text:p>
        </text:list-item>
        <text:list-item>
          <text:p text:style-name="P30">Kosten (Anteil an Fixkosten plus Anteil an Personalkosten plus hourly cost*Flugzeit)</text:p>
        </text:list-item>
      </text:list>
      <text:p text:style-name="Standard"/>
      <text:p text:style-name="Standard">Weitere Testing Szenarien ergaben sich in der zusätzlichen Softwarefunktionalität:</text:p>
      <text:p text:style-name="Standard"/>
      <text:list xml:id="list30539573" text:style-name="L8">
        <text:list-item>
          <text:p text:style-name="P31">Ausgabe des Angebotes als Brief auf Word oder PDF oder direkt als e-mail an den Interessenten (mit Bild des Flugzeuges)</text:p>
        </text:list-item>
        <text:list-item>
          <text:p text:style-name="P31">Ausgabe des Vertrages (ohne Bild)</text:p>
        </text:list-item>
        <text:list-item>
          <text:p text:style-name="P31">Ausgabe der Rechnung </text:p>
        </text:list-item>
      </text:list>
      <text:p text:style-name="Standard"/>
      <text:p text:style-name="Standard">Im Rahmen der Planungsphase wurde der zeitliche Aufwand für den Testing Bereich geschätzt.Dabei galt es genügend Freiräume zu schaffen für eventuelle Änderungen oder für Eintreten von unvorgesehenen Komplikationen. </text:p>
      <text:p text:style-name="Standard"/>
      <text:p text:style-name="Standard">Ein genereller Testablauf wird in der Testpraxis wie folgt dargestellt:</text:p>
      <text:p text:style-name="Standard"/>
      <text:p text:style-name="Standard"/>
      <text:p text:style-name="Standard"/>
      <text:p text:style-name="Standard"><draw:g text:anchor-type="paragraph" draw:z-index="2" draw:style-name="gr1"><draw:rect draw:style-name="gr2" draw:text-style-name="P48" svg:width="2.5cm" svg:height="2.273cm" svg:x="-0.446cm" svg:y="0.002cm"><text:p text:style-name="P47"><text:span text:style-name="T9">Tester</text:span></text:p></draw:rect><draw:custom-shape draw:style-name="gr3" draw:text-style-name="P48" svg:width="5cm" svg:height="2.273cm" svg:x="2.554cm" svg:y="0.002cm"><text:p text:style-name="P47"><text:span text:style-name="T9">Plane Test</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48" svg:width="5.001cm" svg:height="2.273cm" svg:x="8.054cm" svg:y="0.002cm"><text:p text:style-name="P47"><text:span text:style-name="T9">Führe Test</text:span></text:p><text:p text:style-name="P47"><text:span text:style-name="T9">durch</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48" svg:width="5cm" svg:height="2.273cm" svg:x="13.055cm" svg:y="0.002cm"><text:p text:style-name="P47"><text:span text:style-name="T9">Werte Test</text:span></text:p><text:p text:style-name="P47"><text:span text:style-name="T9">aus</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g></text:p>
      <text:p text:style-name="Standard"/>
      <text:p text:style-name="Standard"/>
      <text:p text:style-name="Standard"/>
      <text:p text:style-name="Standard"/>
      <text:p text:style-name="Standard"/>
      <text:p text:style-name="Standard"/>
      <text:p text:style-name="Standard">Bei der Durchführung wurden sämtliche Testszenarien entsprechend protokolliert. Diese werden nachstehend im Kapitel Resultate und Dokumentationen erläutert. </text:p>
      <text:p text:style-name="Standard"/>
      <text:list xml:id="list30544221" text:style-name="L9">
        <text:list-item>
          <text:list>
            <text:list-item>
              <text:p text:style-name="P32">Hilfsinstrumentarien</text:p>
            </text:list-item>
          </text:list>
        </text:list-item>
      </text:list>
      <text:p text:style-name="Standard"/>
      <text:p text:style-name="Standard"><text:soft-page-break/>Im Rahmen der Testingphase wurden Hilfsinstrumentarien eingesetzt. Im genannten Projekt wurde das Tracking System von Berlios verwendet. Das System diente nicht nur als eine effektive Kommunikationsplattform zwischen dem Entwickler- und Testingteam, sondern fungierte auch als Informations- bzw. Dokumentationsquelle. Sämtliche Daten bzw. Fehlerquellen sind in diesem Trackingsystem hinterlegt. Mit diesem Vorgehen werden Tests anschließend in Protokollen dokumentiert. Ziel dieser Dokumentationshinterlegung ist die Sammlung sämtlicher Fehlerquellen, so wird gewährleistet, dass Fehler nicht verloren gehen oder mehrfach korrigiert werden.</text:p>
      <text:p text:style-name="Standard"/>
      <text:p text:style-name="Standard">Die nachstehende Abbildung zeigt, welche Daten für die Entwicklung relevant sind, damit entsprechende Fehler behoben werden können. </text:p>
      <text:p text:style-name="Standard"/>
      <table:table table:name="Table1" table:style-name="Table1">
        <table:table-column table:style-name="Table1.A"/>
        <table:table-column table:style-name="Table1.B"/>
        <table:table-row>
          <table:table-cell table:style-name="Table1.A1" office:value-type="string">
            <text:p text:style-name="Table_20_Contents">Submitter</text:p>
          </table:table-cell>
          <table:table-cell table:style-name="Table1.B1" office:value-type="string">
            <text:p text:style-name="Table_20_Contents">Name der Testers, der Fehler entdeckt hat</text:p>
          </table:table-cell>
        </table:table-row>
        <table:table-row>
          <table:table-cell table:style-name="Table1.A2" office:value-type="string">
            <text:p text:style-name="Table_20_Contents">Priority</text:p>
          </table:table-cell>
          <table:table-cell table:style-name="Table1.B2" office:value-type="string">
            <text:p text:style-name="Table_20_Contents">Priorität des Defects</text:p>
          </table:table-cell>
        </table:table-row>
        <table:table-row>
          <table:table-cell table:style-name="Table1.A2" office:value-type="string">
            <text:p text:style-name="Table_20_Contents">Category</text:p>
          </table:table-cell>
          <table:table-cell table:style-name="Table1.B2" office:value-type="string">
            <text:p text:style-name="Table_20_Contents">Entsprechende Einteilung in Backend, GUI, Handbuch</text:p>
          </table:table-cell>
        </table:table-row>
        <table:table-row>
          <table:table-cell table:style-name="Table1.A2" office:value-type="string">
            <text:p text:style-name="Table_20_Contents">Assigned to</text:p>
          </table:table-cell>
          <table:table-cell table:style-name="Table1.B2" office:value-type="string">
            <text:p text:style-name="Table_20_Contents">Name des Entwicklers oder Verantwortlichen, der für Fehler zuständig ist</text:p>
          </table:table-cell>
        </table:table-row>
        <table:table-row>
          <table:table-cell table:style-name="Table1.A2" office:value-type="string">
            <text:p text:style-name="Table_20_Contents">Summary</text:p>
          </table:table-cell>
          <table:table-cell table:style-name="Table1.B2" office:value-type="string">
            <text:p text:style-name="Table_20_Contents">Betreffszeile</text:p>
          </table:table-cell>
        </table:table-row>
        <table:table-row>
          <table:table-cell table:style-name="Table1.A2" office:value-type="string">
            <text:p text:style-name="Table_20_Contents">Status</text:p>
          </table:table-cell>
          <table:table-cell table:style-name="Table1.B2" office:value-type="string">
            <text:p text:style-name="Table_20_Contents">Status des zu bearbeiteten Defects</text:p>
          </table:table-cell>
        </table:table-row>
        <table:table-row>
          <table:table-cell table:style-name="Table1.A2" office:value-type="string">
            <text:p text:style-name="Table_20_Contents">Add Comment</text:p>
          </table:table-cell>
          <table:table-cell table:style-name="Table1.B2" office:value-type="string">
            <text:p text:style-name="Table_20_Contents">Eingabe der Fehlerbeschreibung </text:p>
          </table:table-cell>
        </table:table-row>
      </table:table>
      <text:p text:style-name="Standard"/>
      <text:p text:style-name="Standard"><draw:frame draw:style-name="fr2" draw:name="graphics1" text:anchor-type="paragraph" svg:width="15.157cm" svg:height="12.289cm" draw:z-index="3"><draw:image xlink:href="Pictures/2000000700003CAC0000313363675DAE.svm" xlink:type="simple" xlink:show="embed" xlink:actuate="onLoad"/></draw:frame></text:p>
      <text:p text:style-name="Standard"/>
      <text:p text:style-name="Standard"/>
      <text:list xml:id="list30543402" text:style-name="L10">
        <text:list-item>
          <text:list>
            <text:list-item>
              <text:p text:style-name="P33">Erzielte Resultate und Dokumentation</text:p>
            </text:list-item>
          </text:list>
        </text:list-item>
      </text:list>
      <text:p text:style-name="Text_20_body">Das Testergebnis sollte in geeigneter Form dokumentiert werden, damit Fehler für den Kunden auch zum späteren Zeitpunkt nachvollziehbar sind. Im Rahmen unserer Testing Aktiväten wurden nicht sämtliche Testing Aktiväten dokumentiert, sondern diejenigen Testszenarien, die eine Fehlermeldung beinhalteten. Das nachstehende Testdokument erläutert die Fehlermeldung mit allgemeinen Angaben. </text:p>
      <text:p text:style-name="Text_20_body"><text:soft-page-break/>Maßgeblich für die Dokumentation sind die sogenannten „Three-steps“, die die drei Stufen des Testablaufs darstellen:</text:p>
      <text:p text:style-name="Standard"/>
      <text:list xml:id="list30538557" text:style-name="L11">
        <text:list-item>
          <text:p text:style-name="P34">Planung – Worum geht es eigentlich?</text:p>
        </text:list-item>
        <text:list-item>
          <text:p text:style-name="P34">Durchführung – Wie wurde getestet?</text:p>
        </text:list-item>
        <text:list-item>
          <text:p text:style-name="P34">Auswertung – Was wäre das korrekte Ergebnis?</text:p>
        </text:list-item>
      </text:list>
      <text:p text:style-name="Standard"/>
      <text:p text:style-name="Standard">Dabei wurden sämtliche Angaben in komprimierter Form verfasst. </text:p>
      <text:p text:style-name="Standard"/>
      <text:p text:style-name="Standard">Im Rahmen der Testausführung wurden bekannte fehlerhafte Testszenarien wiederholt getestet. Dies war insbesondere dann der Fall, wenn die Software überarbeitet wurde. Die wiederholte Ausführung von Testszenarien stellte sicher, dass </text:p>
      <text:p text:style-name="Standard"/>
      <text:list xml:id="list30528016" text:style-name="L12">
        <text:list-item>
          <text:p text:style-name="P35">der Fehler richtig korrigiert wurde</text:p>
        </text:list-item>
        <text:list-item>
          <text:p text:style-name="P35">der richtige Fehler korrigiert wurde</text:p>
        </text:list-item>
      </text:list>
      <text:p text:style-name="Standard"/>
      <text:p text:style-name="Standard">Grundsätzlich verlief der Testablauf wie die nachfolgende Abbildung darstellt:</text:p>
      <text:p text:style-name="Standard"/>
      <text:h text:style-name="Heading_20_1" text:outline-level="1">Weiterentwicklung</text:h>
      <text:h text:style-name="Heading_20_2" text:outline-level="2">Fazit</text:h>
      <text:p text:style-name="Text_20_body">Alle funktionalen und nicht funktionalen Anforderungen wurden umgesetzt. Insbesondere wurde auf eine leichte Erweiterbarkeit und vollständige Dokumentation geachtet. </text:p>
      <text:p text:style-name="Text_20_body">Bei zukünftigen Erweiterungen muss ggf. Aufwand für die Einarbeitung in CakePHP beachtet werden. In der Annahme auf vorhandene Kenntnisse in der UML-Modellierung und Programmierung mit PHP wird der Aufwand mit ca. 10 Tagen pro Entwickler gerechnet. Nach dieser Zeit sind einfache Erweiterungen (etwa zusätzliche Datenfelder) innerhalb weniger Stunden möglich.</text:p>
      <text:h text:style-name="Heading_20_2" text:outline-level="2">Angebotssoftware</text:h>
      <text:h text:style-name="Heading_20_3" text:outline-level="3">Vergleich Soll/Ist Zustand</text:h>
      <text:p text:style-name="Textkörper_20_-_20_Fett">Analyse – Use Cases</text:p>
      <text:p text:style-name="Text_20_body">Basierend auf der Leistungsbeschreibung des Kunden erfolgte eine Analyse. Die Analyse ist vollständig. Primäres Dokument der Analyse ist jedoch das textorientierte Analysedokument. Alle Use Cases sind grafisch im UML-Modell hinterlegt. </text:p>
      <text:p text:style-name="Textkörper_20_-_20_Fett">Analyse – Datenbank</text:p>
      <text:p text:style-name="Text_20_body">Die Datenbank ist vollständig im UML-Modell beschrieben.</text:p>
      <text:p text:style-name="Textkörper_20_-_20_Fett">Entwicklung / Test </text:p>
      <text:p text:style-name="Text_20_body">Die Entwicklung ist vollständig abgeschlossen. Alle Features wurden implementiert. Ebenfalls abgeschlossen ist der Test. Weitere Arbeiten sind nicht notwendig.</text:p>
      <text:p text:style-name="Textkörper_20_-_20_Fett">Dokumentation</text:p>
      <text:p text:style-name="Text_20_body">Die Dokumentation ist vollständig. Weitere Arbeiten sind nicht notwendig.</text:p>
      <text:h text:style-name="Heading_20_3" text:outline-level="3">Hinweise zur Weiterentwicklung</text:h>
      <text:p text:style-name="Textkörper_20_-_20_Fett">Analyse – Use Cases</text:p>
      <text:p text:style-name="Text_20_body">Sinnvoll für eine Modellbasierende Weiterentwicklung (MDA, MDSD) wäre es, wenn der jetzige Inhalt des Analysedokuments in das Modell überführt wird. Dazu müssten über Stereotypen Tagged Values eingeführt werden.</text:p>
      <text:p text:style-name="Text_20_body">Eine Dokumentation von Workflows als Aktivitätsdiagramm ist wahrscheinlich nicht sinnvoll. Gegenüber der Textnotation ergeben sich aufgrund des ausgefeilten MVC-Ansatzes von CakePHP keine Vorteile mehr ergeben.</text:p>
      <text:p text:style-name="Text_20_body">Geschätzer Aufwand: 5 Personentage für eine Übernahme der Text aus dem Dokument in das Modell.</text:p>
      <text:p text:style-name="Textkörper_20_-_20_Fett">Analyse – Datenbank</text:p>
      <text:p text:style-name="Text_20_body">Sinnvoll wäre es, eine geeignete UML-Präsentation für Beschreibungen des Modell-Anteils im MVC-Pattern zu finden. Insbesondere hinsichtlich erlaubter/nicht erlaubter Werte. Lösungsansatz wären zum Beispiel OCL oder ein Tagged Value über einen speziellen Stereotypen. Alle Modellbeschreibungen im Sourcecode sowie die Datenbankstruktur ließe sich dann per MDA generieren.</text:p>
      <text:p text:style-name="Text_20_body">Geschätzter Aufwand: 15 Personentage für die Beschreibung (5 Tage) im Modell sowie Erzeugung eines Generators (10 Tage) in OpenArchitectureWare</text:p>
      <text:h text:style-name="Heading_20_2" text:outline-level="2"><text:soft-page-break/>Mögliche Weiterentwicklungen</text:h>
      <text:h text:style-name="Heading_20_3" text:outline-level="3">MDA / MDSD</text:h>
      <text:p text:style-name="Text_20_body">Während Analyse und Entwicklung wurde auf die Möglichkeit eines zukünftigen MDA/MDSD Ansatzes geachtet.</text:p>
      <text:p text:style-name="Text_20_body">Basierend auf den vorliegenden Erfahrungen sowie der konsequenten Nutzung des MVC-Patterns wird die Eignung wie folgt eingeschätzt:</text:p>
      <text:p text:style-name="Textkörper_20_-_20_Beschreibung">Views:<text:tab/>Views sollten sich nahezu vollständig per MDA erzeugen lassen. Ausgenommen sind davon allerdings Sonderviews für Druck-Dokumente (PDF) sowie Statistiken (im wesentlichen XML-basierend)</text:p>
      <text:p text:style-name="Textkörper_20_-_20_Beschreibung">Model: <text:tab/>Datenmodelle sollten sich vollständig per MDA generieren lassen</text:p>
      <text:p text:style-name="Textkörper_20_-_20_Beschreibung">Kalkulation<text:tab/>Für Berechnungs-Algorithmen ist ein MDA-Ansatz unrealistisch. <text:s/>Bedingt durch die Komplexität der Berechnungsverfahren würde eine UML-Modellierung unverhältnismäßig aufwendig werden. </text:p>
      <text:p text:style-name="Textkörper_20_-_20_Beschreibung">Controller<text:tab/>Eine Generierung von Controllern ist denkbar. Dabei muss bei der Generierung auf eine Vererbbarkeit von generierten Controllern geachtet werden. Gelegentlich enthalten Controller ein hohes Maß an Komplexität. Alternativ ist es auch möglich die Komplexität in eigene fachliche Klassen auszulagern und per Composit-Pattern zu nutzen.</text:p>
      <text:p text:style-name="Text_20_body">Insgesamt sollte es möglich sein, ca. 80% des gesamten Sourcecodes mit vertretbarem Aufwand generativ zu erzeugen. Als vertretbar wird dabei ein maximal gleich hoher Aufwand zu einer manuellen Entwicklung angesehen.</text:p>
      <text:h text:style-name="Heading_20_3" text:outline-level="3">Customer Relationship Management (CRM)</text:h>
      <text:p text:style-name="Text_20_body">Im Rahmen der Abschlusspräsentation wurde das Konzept einer Customer Relationship Management Software vorgestellt. Gemäß der informellen Vereinbarung befindet sich eine Leistungsbeschreibung in Arbeit und wird parallel zum vorliegenden Endbericht überreicht werden.</text:p>
      <text:p text:style-name="Text_20_body">Der Aufwand wird im Augenblick mit ca. 1000 Personentagen geschätzt.</text:p>
      <text:h text:style-name="Heading_20_3" text:outline-level="3">Internationalisierung</text:h>
      <text:p text:style-name="Text_20_body">Hinsichtlich der möglichen Eröffnung internationaler Kontaktbüros ist eine Mehrsprachigkeit der Software sinnvoll. Die Möglichkeit die gesamte GUI mehrsprachig zu machen ist bereits vorgesehen. Diskutiert werden müssten Aufwände für mehrsprachige Datenbankinhalte, etwa Namen/Beschreibungen von Reports.</text:p>
      <text:p text:style-name="Text_20_body">Aufwand für die Mehrsprachigkeit der GUI: 5 Personentage für einen Dolmetscher, 3 Personentage für fachlichen Support des Dolmetschers</text:p>
      <text:p text:style-name="Text_20_body">Aufwand für eine Mehrsprachigkeit der Datenbank: 400 Personentage. Es ist ein kompletter Umbau der Datenbank notwendig.</text:p>
      <text:p text:style-name="Text_20_body"/>
      <text:h text:style-name="Heading_20_1" text:outline-level="1">Anhang</text:h>
      <text:p text:style-name="Text_20_body"/>
      <text:h text:style-name="Heading_20_2" text:outline-level="2">Quellenverzeichnis</text:h>
      <text:p text:style-name="Text_20_body"><text:a xlink:type="simple" xlink:href="http://www.apachefriends.org/de/xampp-windows.html#628">http://www.apachefriends.org/de/xampp-windows.html#628</text:a></text:p>
      <text:p text:style-name="Text_20_body"/>
      <text:p text:style-name="Text_20_body"/>
      <text:h text:style-name="Heading_20_2" text:outline-level="2">Mit geltende Unterlagen</text:h>
      <text:p text:style-name="Textkörper_20_-_20_Beschreibung">UML-Modell:<text:tab/>UML-Modell als Grundlage der Analyse in der Datei MagicDrawUmlModell.mdzip. Die Datei ist eine Datei für Magic Draw in der Version 16 und benötigt mindestens die Standard-Version von Magic Draw</text:p>
      <text:p text:style-name="Textkörper_20_-_20_Beschreibung">Analyse<text:tab/>???</text:p>
      <text:p text:style-name="Textkörper_20_-_20_Beschreibung">Fachkonzept<text:tab/>???</text:p>
      <text:p text:style-name="Textkörper_20_-_20_Beschreibung">Benutzerhandbuch<text:tab/>???</text:p>
      <text:p text:style-name="Textkörper_20_-_20_Beschreibung">Leistungsbeschreibung der Firma Rent-A-Jet als Grundlage des Angebots </text:p>
      <text:p text:style-name="Textkörper_20_-_20_Beschreibung">Angebot<text:tab/>???</text:p>
      <text:p text:style-name="Textkörper_20_-_20_Beschreibung"/>
      <text:h text:style-name="Heading_20_2" text:outline-level="2">Abkürzungsverzeichnis</text:h>
      <text:p text:style-name="Textkörper_20_-_20_Beschreibung">SQL<text:tab/>Structured Query Language. Bei SQL handelt es sich um eine Abfragesprache für relatinale Datenbanken. Im Rahmen vorliegender Software wird SQL zur Erzeugung von Statistiken eingesetzt.</text:p>
      <text:p text:style-name="Textkörper_20_-_20_Beschreibung">UML<text:tab/>Unified Modelling Language. Eine grafische Notation von geschäftlichen und IT-prozessen. Im Rahmen dieses Projektes für die Analyse eingesetzt.</text:p>
      <text:p text:style-name="Textkörper_20_-_20_Beschreibung">OCL<text:tab/>Object Constrains Language. Eine standardisierte Sprache zur Beschreibung von Objektabhängigkeiten und Nebenbedingungen. </text:p>
      <text:p text:style-name="Textkörper_20_-_20_Beschreibung"/>
      <text:h text:style-name="Heading_20_2" text:outline-level="2">Quellenverzeichnis</text:h>
      <text:bibliography text:style-name="Sect2"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Literaturverzeichnis1_Head">
            <text:p text:style-name="Bibliography_20_Heading">Literaturverzeichnis</text:p>
          </text:index-title>
        </text:index-body>
      </text:bibliograph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OpenSymbol" svg:font-family="OpenSymbol"/>
    <style:font-face style:name="Tahoma2" svg:font-family="Tahoma"/>
    <style:font-face style:name="Arial3" svg:font-family="Arial" style:font-family-generic="roman"/>
    <style:font-face style:name="ArialMT" svg:font-family="ArialMT" style:font-family-generic="swiss"/>
    <style:font-face style:name="Courier New" svg:font-family="'Courier New'" style:font-family-generic="modern" style:font-pitch="fixed"/>
    <style:font-face style:name="Arial2"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hyphenation-ladder-count="no-limit" style:page-number="auto" fo:keep-with-next="always"/>
      <style:text-properties fo:font-size="10pt" fo:hyphenate="true" fo:hyphenation-remain-char-count="2" fo:hyphenation-push-char-count="2"/>
    </style:style>
    <style:style style:name="Heading" style:family="paragraph" style:parent-style-name="Standard" style:next-style-name="Text_20_body" style:class="text" style:master-page-name="">
      <style:paragraph-properties fo:margin-top="0.199cm" fo:margin-bottom="0cm" fo:text-align="start" style:justify-single-word="false" fo:hyphenation-ladder-count="no-limit" style:page-number="auto" fo:background-color="transparent" style:shadow="none">
        <style:tab-stops/>
        <style:background-image/>
      </style:paragraph-properties>
      <style:text-properties style:font-name="Arial1" fo:font-size="14pt" style:font-name-asian="MS Mincho" style:font-size-asian="14pt" style:font-name-complex="Tahoma1" style:font-size-complex="14pt" fo:hyphenate="false" fo:hyphenation-remain-char-count="2" fo:hyphenation-push-char-count="2"/>
    </style:style>
    <style:style style:name="Text_20_body" style:display-name="Text body" style:family="paragraph" style:parent-style-name="Standard" style:class="text" style:master-page-name="">
      <style:paragraph-properties fo:margin-left="2cm" fo:margin-right="0cm" fo:margin-top="0.199cm" fo:margin-bottom="0cm" fo:text-indent="0cm" style:auto-text-indent="false" style:page-number="auto" fo:keep-with-next="auto">
        <style:tab-stops/>
      </style:paragraph-properties>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2" style:font-size-complex="12pt" style:font-style-complex="italic"/>
    </style:style>
    <style:style style:name="Index" style:family="paragraph" style:parent-style-name="Standard" style:class="index" style:master-page-name="">
      <style:paragraph-properties fo:margin-left="1.499cm" fo:margin-right="0cm" fo:text-align="start" style:justify-single-word="false" fo:keep-together="auto" fo:text-indent="-1.499cm" style:auto-text-indent="false" style:page-number="auto" style:shadow="none" fo:keep-with-next="auto" text:number-lines="false" text:line-number="0">
        <style:tab-stops>
          <style:tab-stop style:position="1cm" style:type="right"/>
          <style:tab-stop style:position="9.999cm" style:type="right"/>
        </style:tab-stops>
      </style:paragraph-properties>
    </style:style>
    <style:style style:name="Heading_20_1" style:display-name="Heading 1" style:family="paragraph" style:parent-style-name="Heading" style:next-style-name="Text_20_body" style:class="text" style:master-page-name="" style:default-outline-level="1">
      <style:paragraph-properties fo:margin-top="0cm" fo:margin-bottom="0cm"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6cm" fo:margin-bottom="0.199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4cm" fo:margin-bottom="0cm"/>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top="0.3cm" fo:margin-bottom="0cm"/>
      <style:text-properties fo:font-weight="bold"/>
    </style:style>
    <style:style style:name="Contents_20_2" style:display-name="Contents 2" style:family="paragraph" style:parent-style-name="Index" style:class="index" style:master-page-name="">
      <style:paragraph-properties style:page-number="auto" fo:background-color="transparent" style:shadow="none">
        <style:background-image/>
      </style:paragraph-properties>
    </style:style>
    <style:style style:name="Contents_20_3" style:display-name="Contents 3" style:family="paragraph" style:parent-style-name="Index" style:class="index"/>
    <style:style style:name="Illustration"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class="text" style:default-outline-level="4">
      <style:paragraph-properties fo:margin-top="0.4cm" fo:margin-bottom="0cm"/>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paragraph-properties>
        <style:tab-stops>
          <style:tab-stop style:position="14.004cm" style:type="right" style:leader-style="dotted" style:leader-text="."/>
        </style:tab-stops>
      </style:paragraph-properties>
    </style:style>
    <style:style style:name="Textkörper_20_-_20_Aufzählung" style:display-name="Textkörper - Aufzählung" style:family="paragraph" style:parent-style-name="Text_20_body" style:list-style-name="List_20_1" style:class="text" style:master-page-name="">
      <style:paragraph-properties style:page-number="auto">
        <style:tab-stops/>
      </style:paragraph-properties>
    </style:style>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1_20_Start" style:display-name="List 1 Start" style:family="paragraph" style:parent-style-name="List" style:class="list">
      <style:paragraph-properties fo:margin-top="0.4cm" fo:margin-bottom="0cm"/>
    </style:style>
    <style:style style:name="Textkörper_20_-_20_Fett" style:display-name="Textkörper - Fett" style:family="paragraph" style:parent-style-name="Text_20_body" style:next-style-name="Text_20_body" style:class="text">
      <style:paragraph-properties fo:margin-top="0.4cm" fo:margin-bottom="0.199cm"/>
      <style:text-properties fo:font-weight="bold"/>
    </style:style>
    <style:style style:name="Textkörper_20_-_20_Nummerierung" style:display-name="Textkörper - Nummerierung" style:family="paragraph" style:parent-style-name="Textkörper_20_-_20_Aufzählung" style:list-style-name="Numbering_20_1" style:class="text"/>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körper_20_-_20_Beschreibung" style:display-name="Textkörper - Beschreibung" style:family="paragraph" style:parent-style-name="Text_20_body" style:class="text">
      <style:paragraph-properties fo:margin-left="5.001cm" fo:margin-right="0cm" fo:text-indent="-3cm" style:auto-text-indent="false">
        <style:tab-stops>
          <style:tab-stop style:position="4.001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format="">
        <style:list-level-properties text:list-level-position-and-space-mode="label-alignment">
          <style:list-level-label-alignment text:label-followed-by="listtab" text:list-tab-stop-position="1.02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1cm" fo:margin-left="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199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401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7-09T10:41:13.30</meta:creation-date>
    <dc:date>2009-07-23T12:46:00.67</dc:date>
    <meta:editing-duration>PT19H13M21S</meta:editing-duration>
    <meta:editing-cycles>212</meta:editing-cycles>
    <meta:generator>OpenOffice.org/3.0$Win32 OpenOffice.org_project/300m9$Build-9358</meta:generator>
    <dc:creator>Frederick Geist</dc:creator>
    <meta:document-statistic meta:table-count="2" meta:image-count="4" meta:object-count="0" meta:page-count="26" meta:paragraph-count="478" meta:word-count="6198" meta:character-count="48243"/>
    <meta:user-defined meta:name="Info 1"/>
    <meta:user-defined meta:name="Info 2"/>
    <meta:user-defined meta:name="Info 3"/>
    <meta:user-defined meta:name="Info 4"/>
  </office:meta>
</office:document-meta>
</file>